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06B00000014D741509416E9DD7B.png" manifest:media-type="image/png"/>
  <manifest:file-entry manifest:full-path="Pictures/10002D8B000008450000018D74CEF80AF9C497CE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Fett" style:font-family-generic="swiss" style:font-pitch="variable"/>
    <style:font-face style:name="Noto Sans2" svg:font-family="'Noto Sans'" style:font-adornments="Standard" style:font-family-generic="swiss" style:font-pitch="variable"/>
    <style:font-face style:name="Carlito1" svg:font-family="Carlito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6.007cm" fo:margin-left="0.496cm" table:align="left"/>
    </style:style>
    <style:style style:name="Tabelle1.A" style:family="table-column">
      <style:table-column-properties style:column-width="2cm"/>
    </style:style>
    <style:style style:name="Tabelle1.H" style:family="table-column">
      <style:table-column-properties style:column-width="2.006cm"/>
    </style:style>
    <style:style style:name="Tabelle1.1" style:family="table-row">
      <style:table-row-properties style:min-row-height="1cm"/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" style:family="table">
      <style:table-properties style:width="16.007cm" fo:margin-left="0.496cm" table:align="left"/>
    </style:style>
    <style:style style:name="Tabelle2.A" style:family="table-column">
      <style:table-column-properties style:column-width="2cm"/>
    </style:style>
    <style:style style:name="Tabelle2.H" style:family="table-column">
      <style:table-column-properties style:column-width="2.006cm"/>
    </style:style>
    <style:style style:name="Tabelle2.1" style:family="table-row">
      <style:table-row-properties style:min-row-height="1cm"/>
    </style:style>
    <style:style style:name="Tabel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6" style:family="table">
      <style:table-properties style:width="16.007cm" fo:margin-left="0.496cm" table:align="left"/>
    </style:style>
    <style:style style:name="Tabelle26.A" style:family="table-column">
      <style:table-column-properties style:column-width="8.003cm"/>
    </style:style>
    <style:style style:name="Tabelle26.B" style:family="table-column">
      <style:table-column-properties style:column-width="8.005cm"/>
    </style:style>
    <style:style style:name="Tabelle26.1" style:family="table-row">
      <style:table-row-properties style:min-row-height="1cm"/>
    </style:style>
    <style:style style:name="Tabelle26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e3" style:family="table">
      <style:table-properties style:width="16.007cm" fo:margin-left="0.496cm" table:align="left"/>
    </style:style>
    <style:style style:name="Tabelle3.A" style:family="table-column">
      <style:table-column-properties style:column-width="2cm"/>
    </style:style>
    <style:style style:name="Tabelle3.H" style:family="table-column">
      <style:table-column-properties style:column-width="2.006cm"/>
    </style:style>
    <style:style style:name="Tabelle3.1" style:family="table-row">
      <style:table-row-properties style:min-row-height="1cm"/>
    </style:style>
    <style:style style:name="Tabelle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4" style:family="table">
      <style:table-properties style:width="16.965cm" fo:margin-left="0.016cm" table:align="left"/>
    </style:style>
    <style:style style:name="Tabelle4.A" style:family="table-column">
      <style:table-column-properties style:column-width="4.066cm"/>
    </style:style>
    <style:style style:name="Tabelle4.B" style:family="table-column">
      <style:table-column-properties style:column-width="12.899cm"/>
    </style:style>
    <style:style style:name="Tabelle21" style:family="table">
      <style:table-properties style:width="16.993cm" table:align="margins"/>
    </style:style>
    <style:style style:name="Tabelle21.A" style:family="table-column">
      <style:table-column-properties style:column-width="4.057cm" style:rel-column-width="15647*"/>
    </style:style>
    <style:style style:name="Tabelle21.B" style:family="table-column">
      <style:table-column-properties style:column-width="12.936cm" style:rel-column-width="49888*"/>
    </style:style>
    <style:style style:name="Tabelle14" style:family="table">
      <style:table-properties style:width="16.893cm" fo:margin-left="0.046cm" fo:break-before="auto" fo:break-after="auto" table:align="left"/>
    </style:style>
    <style:style style:name="Tabelle14.A" style:family="table-column">
      <style:table-column-properties style:column-width="2.499cm"/>
    </style:style>
    <style:style style:name="Tabelle14.B" style:family="table-column">
      <style:table-column-properties style:column-width="1.799cm"/>
    </style:style>
    <style:style style:name="Tabelle14.1" style:family="table-row">
      <style:table-row-properties style:min-row-height="1cm"/>
    </style:style>
    <style:style style:name="Tabelle14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elle14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2" style:family="table">
      <style:table-properties style:width="16.007cm" fo:margin-left="0.496cm" table:align="left"/>
    </style:style>
    <style:style style:name="Tabelle22.A" style:family="table-column">
      <style:table-column-properties style:column-width="2cm"/>
    </style:style>
    <style:style style:name="Tabelle22.H" style:family="table-column">
      <style:table-column-properties style:column-width="2.006cm"/>
    </style:style>
    <style:style style:name="Tabelle22.1" style:family="table-row">
      <style:table-row-properties style:min-row-height="1cm"/>
    </style:style>
    <style:style style:name="Tabelle2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3" style:family="table">
      <style:table-properties style:width="16.993cm" table:align="margins"/>
    </style:style>
    <style:style style:name="Tabelle23.A" style:family="table-column">
      <style:table-column-properties style:column-width="4.057cm" style:rel-column-width="15647*"/>
    </style:style>
    <style:style style:name="Tabelle23.B" style:family="table-column">
      <style:table-column-properties style:column-width="12.936cm" style:rel-column-width="49888*"/>
    </style:style>
    <style:style style:name="Tabelle25" style:family="table">
      <style:table-properties style:width="16.981cm" table:align="left"/>
    </style:style>
    <style:style style:name="Tabelle25.A" style:family="table-column">
      <style:table-column-properties style:column-width="2.117cm"/>
    </style:style>
    <style:style style:name="Tabelle25.B" style:family="table-column">
      <style:table-column-properties style:column-width="14.864cm"/>
    </style:style>
    <style:style style:name="Tabelle25.A1" style:family="table-cell">
      <style:table-cell-properties fo:padding="0.097cm" fo:border="none"/>
    </style:style>
    <style:style style:name="Tabelle24" style:family="table">
      <style:table-properties style:width="16.007cm" fo:margin-left="0.496cm" table:align="left"/>
    </style:style>
    <style:style style:name="Tabelle24.A" style:family="table-column">
      <style:table-column-properties style:column-width="2cm"/>
    </style:style>
    <style:style style:name="Tabelle24.H" style:family="table-column">
      <style:table-column-properties style:column-width="2.006cm"/>
    </style:style>
    <style:style style:name="Tabelle24.1" style:family="table-row">
      <style:table-row-properties style:min-row-height="1cm"/>
    </style:style>
    <style:style style:name="Tabelle2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7" style:family="table">
      <style:table-properties style:width="16.993cm" table:align="margins"/>
    </style:style>
    <style:style style:name="Tabelle27.A" style:family="table-column">
      <style:table-column-properties style:column-width="4.057cm" style:rel-column-width="15645*"/>
    </style:style>
    <style:style style:name="Tabelle27.B" style:family="table-column">
      <style:table-column-properties style:column-width="12.936cm" style:rel-column-width="49890*"/>
    </style:style>
    <style:style style:name="Tabelle27.A4" style:family="table-cell">
      <style:table-cell-properties fo:padding="0cm" fo:border="none"/>
    </style:style>
    <style:style style:name="Table1" style:family="table">
      <style:table-properties style:width="16.893cm" fo:margin-left="0.046cm" fo:break-before="auto" fo:break-after="auto" table:align="left"/>
    </style:style>
    <style:style style:name="Table1.A" style:family="table-column">
      <style:table-column-properties style:column-width="2.499cm"/>
    </style:style>
    <style:style style:name="Table1.B" style:family="table-column">
      <style:table-column-properties style:column-width="1.799cm"/>
    </style:style>
    <style:style style:name="Table1.1" style:family="table-row">
      <style:table-row-properties style:min-row-height="1cm"/>
    </style:style>
    <style:style style:name="Table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16.893cm" fo:margin-left="0.046cm" fo:break-before="auto" fo:break-after="auto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1.799cm"/>
    </style:style>
    <style:style style:name="Table2.1" style:family="table-row">
      <style:table-row-properties style:min-row-height="1cm"/>
    </style:style>
    <style:style style:name="Table2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" style:family="table">
      <style:table-properties style:width="16.893cm" fo:margin-left="0.046cm" fo:break-before="auto" fo:break-after="auto" table:align="left"/>
    </style:style>
    <style:style style:name="Table3.A" style:family="table-column">
      <style:table-column-properties style:column-width="2.499cm"/>
    </style:style>
    <style:style style:name="Table3.B" style:family="table-column">
      <style:table-column-properties style:column-width="1.799cm"/>
    </style:style>
    <style:style style:name="Table3.1" style:family="table-row">
      <style:table-row-properties style:min-row-height="1cm"/>
    </style:style>
    <style:style style:name="Table3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3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" style:family="table">
      <style:table-properties style:width="16.893cm" fo:margin-left="0.046cm" fo:break-before="auto" fo:break-after="auto" table:align="left"/>
    </style:style>
    <style:style style:name="Table4.A" style:family="table-column">
      <style:table-column-properties style:column-width="2.499cm"/>
    </style:style>
    <style:style style:name="Table4.B" style:family="table-column">
      <style:table-column-properties style:column-width="1.799cm"/>
    </style:style>
    <style:style style:name="Table4.1" style:family="table-row">
      <style:table-row-properties style:min-row-height="1cm"/>
    </style:style>
    <style:style style:name="Table4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4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6.893cm" fo:margin-left="0.046cm" fo:break-before="auto" fo:break-after="auto" table:align="left"/>
    </style:style>
    <style:style style:name="Table5.A" style:family="table-column">
      <style:table-column-properties style:column-width="2.499cm"/>
    </style:style>
    <style:style style:name="Table5.B" style:family="table-column">
      <style:table-column-properties style:column-width="1.799cm"/>
    </style:style>
    <style:style style:name="Table5.1" style:family="table-row">
      <style:table-row-properties style:min-row-height="1cm"/>
    </style:style>
    <style:style style:name="Table5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5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893cm" fo:margin-left="0.046cm" fo:break-before="auto" fo:break-after="auto" table:align="left"/>
    </style:style>
    <style:style style:name="Table6.A" style:family="table-column">
      <style:table-column-properties style:column-width="2.499cm"/>
    </style:style>
    <style:style style:name="Table6.B" style:family="table-column">
      <style:table-column-properties style:column-width="1.799cm"/>
    </style:style>
    <style:style style:name="Table6.1" style:family="table-row">
      <style:table-row-properties style:min-row-height="1cm"/>
    </style:style>
    <style:style style:name="Table6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6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6.893cm" fo:margin-left="0.046cm" fo:break-before="auto" fo:break-after="auto" table:align="left"/>
    </style:style>
    <style:style style:name="Table7.A" style:family="table-column">
      <style:table-column-properties style:column-width="2.499cm"/>
    </style:style>
    <style:style style:name="Table7.B" style:family="table-column">
      <style:table-column-properties style:column-width="1.799cm"/>
    </style:style>
    <style:style style:name="Table7.1" style:family="table-row">
      <style:table-row-properties style:min-row-height="1cm"/>
    </style:style>
    <style:style style:name="Table7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7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7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" style:family="table">
      <style:table-properties style:width="16.893cm" fo:margin-left="0.046cm" fo:break-before="auto" fo:break-after="auto" table:align="left"/>
    </style:style>
    <style:style style:name="Table8.A" style:family="table-column">
      <style:table-column-properties style:column-width="2.499cm"/>
    </style:style>
    <style:style style:name="Table8.B" style:family="table-column">
      <style:table-column-properties style:column-width="1.799cm"/>
    </style:style>
    <style:style style:name="Table8.1" style:family="table-row">
      <style:table-row-properties style:min-row-height="1cm"/>
    </style:style>
    <style:style style:name="Table8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8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" style:family="table">
      <style:table-properties style:width="16.893cm" fo:margin-left="0.046cm" fo:break-before="auto" fo:break-after="auto" table:align="left"/>
    </style:style>
    <style:style style:name="Table9.A" style:family="table-column">
      <style:table-column-properties style:column-width="2.499cm"/>
    </style:style>
    <style:style style:name="Table9.B" style:family="table-column">
      <style:table-column-properties style:column-width="1.799cm"/>
    </style:style>
    <style:style style:name="Table9.1" style:family="table-row">
      <style:table-row-properties style:min-row-height="1cm"/>
    </style:style>
    <style:style style:name="Table9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" style:family="table">
      <style:table-properties style:width="16.893cm" fo:margin-left="0.046cm" fo:break-before="auto" fo:break-after="auto" table:align="left"/>
    </style:style>
    <style:style style:name="Table10.A" style:family="table-column">
      <style:table-column-properties style:column-width="2.499cm"/>
    </style:style>
    <style:style style:name="Table10.B" style:family="table-column">
      <style:table-column-properties style:column-width="1.799cm"/>
    </style:style>
    <style:style style:name="Table10.1" style:family="table-row">
      <style:table-row-properties style:min-row-height="1cm"/>
    </style:style>
    <style:style style:name="Table10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0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0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" style:family="table">
      <style:table-properties style:width="16.893cm" fo:margin-left="0.046cm" fo:break-before="auto" fo:break-after="auto" table:align="left"/>
    </style:style>
    <style:style style:name="Table11.A" style:family="table-column">
      <style:table-column-properties style:column-width="2.499cm"/>
    </style:style>
    <style:style style:name="Table11.B" style:family="table-column">
      <style:table-column-properties style:column-width="1.799cm"/>
    </style:style>
    <style:style style:name="Table11.1" style:family="table-row">
      <style:table-row-properties style:min-row-height="1cm"/>
    </style:style>
    <style:style style:name="Table11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1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1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" style:family="table">
      <style:table-properties style:width="16.893cm" fo:margin-left="0.046cm" fo:break-before="auto" fo:break-after="auto" table:align="left"/>
    </style:style>
    <style:style style:name="Table12.A" style:family="table-column">
      <style:table-column-properties style:column-width="2.499cm"/>
    </style:style>
    <style:style style:name="Table12.B" style:family="table-column">
      <style:table-column-properties style:column-width="1.799cm"/>
    </style:style>
    <style:style style:name="Table12.1" style:family="table-row">
      <style:table-row-properties style:min-row-height="1cm"/>
    </style:style>
    <style:style style:name="Table12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2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2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" style:family="table">
      <style:table-properties style:width="16.893cm" fo:margin-left="0.046cm" fo:break-before="auto" fo:break-after="auto" table:align="left"/>
    </style:style>
    <style:style style:name="Table13.A" style:family="table-column">
      <style:table-column-properties style:column-width="2.499cm"/>
    </style:style>
    <style:style style:name="Table13.B" style:family="table-column">
      <style:table-column-properties style:column-width="1.799cm"/>
    </style:style>
    <style:style style:name="Table13.1" style:family="table-row">
      <style:table-row-properties style:min-row-height="1cm"/>
    </style:style>
    <style:style style:name="Table13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3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3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" style:family="table">
      <style:table-properties style:width="16.893cm" fo:margin-left="0.046cm" fo:break-before="auto" fo:break-after="auto" table:align="left"/>
    </style:style>
    <style:style style:name="Table14.A" style:family="table-column">
      <style:table-column-properties style:column-width="2.499cm"/>
    </style:style>
    <style:style style:name="Table14.B" style:family="table-column">
      <style:table-column-properties style:column-width="1.799cm"/>
    </style:style>
    <style:style style:name="Table14.1" style:family="table-row">
      <style:table-row-properties style:min-row-height="1cm"/>
    </style:style>
    <style:style style:name="Table14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4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4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" style:family="table">
      <style:table-properties style:width="16.893cm" fo:margin-left="0.046cm" fo:break-before="auto" fo:break-after="auto" table:align="left"/>
    </style:style>
    <style:style style:name="Table15.A" style:family="table-column">
      <style:table-column-properties style:column-width="2.499cm"/>
    </style:style>
    <style:style style:name="Table15.B" style:family="table-column">
      <style:table-column-properties style:column-width="1.799cm"/>
    </style:style>
    <style:style style:name="Table15.1" style:family="table-row">
      <style:table-row-properties style:min-row-height="1cm"/>
    </style:style>
    <style:style style:name="Table15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15.B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C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D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E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F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G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H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I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C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D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E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F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G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H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15.I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text-properties officeooo:paragraph-rsid="0052d861"/>
    </style:style>
    <style:style style:name="P2" style:family="paragraph" style:parent-style-name="Title">
      <style:paragraph-properties fo:break-before="page"/>
    </style:style>
    <style:style style:name="P3" style:family="paragraph" style:parent-style-name="Title">
      <style:paragraph-properties fo:break-before="page"/>
      <style:text-properties officeooo:rsid="003d059e" officeooo:paragraph-rsid="003d059e"/>
    </style:style>
    <style:style style:name="P4" style:family="paragraph" style:parent-style-name="Title">
      <style:paragraph-properties fo:break-before="page"/>
      <style:text-properties officeooo:rsid="00426c04" officeooo:paragraph-rsid="005b09af"/>
    </style:style>
    <style:style style:name="P5" style:family="paragraph" style:parent-style-name="Text_20_body">
      <style:text-properties officeooo:rsid="003d059e" officeooo:paragraph-rsid="003d059e"/>
    </style:style>
    <style:style style:name="P6" style:family="paragraph" style:parent-style-name="Text_20_body">
      <style:text-properties officeooo:paragraph-rsid="003ee997"/>
    </style:style>
    <style:style style:name="P7" style:family="paragraph" style:parent-style-name="Text_20_body">
      <style:text-properties officeooo:rsid="003f1376" officeooo:paragraph-rsid="003f1376"/>
    </style:style>
    <style:style style:name="P8" style:family="paragraph" style:parent-style-name="Text_20_body">
      <style:text-properties officeooo:paragraph-rsid="00580eb2"/>
    </style:style>
    <style:style style:name="P9" style:family="paragraph" style:parent-style-name="Text_20_body">
      <style:text-properties officeooo:rsid="005a278b" officeooo:paragraph-rsid="005a278b"/>
    </style:style>
    <style:style style:name="P10" style:family="paragraph" style:parent-style-name="Text_20_body">
      <style:text-properties officeooo:rsid="00426c04" officeooo:paragraph-rsid="005b09af"/>
    </style:style>
    <style:style style:name="P11" style:family="paragraph" style:parent-style-name="Text_20_body">
      <style:text-properties officeooo:rsid="00426c04" officeooo:paragraph-rsid="0061f40f"/>
    </style:style>
    <style:style style:name="P12" style:family="paragraph" style:parent-style-name="Text_20_body">
      <style:text-properties officeooo:rsid="00426c04" officeooo:paragraph-rsid="0063ab03"/>
    </style:style>
    <style:style style:name="P13" style:family="paragraph" style:parent-style-name="Text_20_body">
      <style:text-properties officeooo:paragraph-rsid="005b09af"/>
    </style:style>
    <style:style style:name="P14" style:family="paragraph" style:parent-style-name="Text_20_body">
      <style:text-properties officeooo:rsid="0061f40f" officeooo:paragraph-rsid="0061f40f"/>
    </style:style>
    <style:style style:name="P15" style:family="paragraph" style:parent-style-name="Text_20_body">
      <style:text-properties officeooo:rsid="0074c907" officeooo:paragraph-rsid="007b5043"/>
    </style:style>
    <style:style style:name="P16" style:family="paragraph" style:parent-style-name="Text_20_body">
      <style:text-properties officeooo:rsid="0074c907" officeooo:paragraph-rsid="0080f172"/>
    </style:style>
    <style:style style:name="P17" style:family="paragraph" style:parent-style-name="Text_20_body">
      <style:text-properties officeooo:paragraph-rsid="0080f172"/>
    </style:style>
    <style:style style:name="P18" style:family="paragraph" style:parent-style-name="Text_20_body">
      <style:text-properties officeooo:rsid="004a9d5f" officeooo:paragraph-rsid="007d07e8"/>
    </style:style>
    <style:style style:name="P19" style:family="paragraph" style:parent-style-name="Text_20_body">
      <style:paragraph-properties fo:margin-top="0.101cm" fo:margin-bottom="0.101cm" loext:contextual-spacing="false"/>
      <style:text-properties officeooo:paragraph-rsid="00580eb2"/>
    </style:style>
    <style:style style:name="P20" style:family="paragraph" style:parent-style-name="Text_20_body">
      <style:paragraph-properties fo:margin-top="0.101cm" fo:margin-bottom="0.101cm" loext:contextual-spacing="false"/>
      <style:text-properties officeooo:paragraph-rsid="005973a4"/>
    </style:style>
    <style:style style:name="P21" style:family="paragraph" style:parent-style-name="Text_20_body">
      <style:paragraph-properties fo:margin-top="0.101cm" fo:margin-bottom="0.101cm" loext:contextual-spacing="false"/>
      <style:text-properties officeooo:rsid="005b09af" officeooo:paragraph-rsid="005b09af"/>
    </style:style>
    <style:style style:name="P22" style:family="paragraph" style:parent-style-name="Text_20_body">
      <style:paragraph-properties fo:margin-top="0.101cm" fo:margin-bottom="0.101cm" loext:contextual-spacing="false"/>
      <style:text-properties officeooo:rsid="005b09af" officeooo:paragraph-rsid="0080f172"/>
    </style:style>
    <style:style style:name="P23" style:family="paragraph" style:parent-style-name="Text_20_body">
      <style:paragraph-properties fo:margin-top="0.101cm" fo:margin-bottom="0.101cm" loext:contextual-spacing="false"/>
      <style:text-properties officeooo:rsid="0071adb4" officeooo:paragraph-rsid="0071adb4"/>
    </style:style>
    <style:style style:name="P24" style:family="paragraph" style:parent-style-name="Text_20_body">
      <style:paragraph-properties fo:margin-top="0.101cm" fo:margin-bottom="0.101cm" loext:contextual-spacing="false"/>
      <style:text-properties officeooo:paragraph-rsid="0077ae41"/>
    </style:style>
    <style:style style:name="P25" style:family="paragraph" style:parent-style-name="Text_20_body">
      <style:paragraph-properties fo:margin-top="0.101cm" fo:margin-bottom="0.101cm" loext:contextual-spacing="false"/>
      <style:text-properties officeooo:rsid="00746c3c" officeooo:paragraph-rsid="00939019"/>
    </style:style>
    <style:style style:name="P26" style:family="paragraph" style:parent-style-name="Standard">
      <style:text-properties officeooo:paragraph-rsid="0052d861"/>
    </style:style>
    <style:style style:name="P27" style:family="paragraph" style:parent-style-name="Standard">
      <style:text-properties officeooo:paragraph-rsid="0071adb4"/>
    </style:style>
    <style:style style:name="P28" style:family="paragraph" style:parent-style-name="Standard">
      <style:text-properties officeooo:paragraph-rsid="008666a8"/>
    </style:style>
    <style:style style:name="P29" style:family="paragraph" style:parent-style-name="Title">
      <style:text-properties officeooo:paragraph-rsid="00519ad3"/>
    </style:style>
    <style:style style:name="P30" style:family="paragraph" style:parent-style-name="Table_20_Contents">
      <style:text-properties officeooo:rsid="0061f40f" officeooo:paragraph-rsid="0061f40f"/>
    </style:style>
    <style:style style:name="P31" style:family="paragraph" style:parent-style-name="Speicherzelle">
      <style:text-properties officeooo:paragraph-rsid="00851982"/>
    </style:style>
    <style:style style:name="P32" style:family="paragraph" style:parent-style-name="Speicherzelle">
      <style:text-properties officeooo:paragraph-rsid="008666a8"/>
    </style:style>
    <style:style style:name="P33" style:family="paragraph" style:parent-style-name="Heading_20_1">
      <style:text-properties officeooo:rsid="003ccc0c" officeooo:paragraph-rsid="003ccc0c"/>
    </style:style>
    <style:style style:name="P34" style:family="paragraph" style:parent-style-name="Heading_20_1">
      <style:text-properties officeooo:rsid="00714fee" officeooo:paragraph-rsid="00714fee"/>
    </style:style>
    <style:style style:name="P35" style:family="paragraph" style:parent-style-name="Heading_20_1">
      <style:text-properties officeooo:rsid="003ce244" officeooo:paragraph-rsid="00714fee"/>
    </style:style>
    <style:style style:name="P36" style:family="paragraph" style:parent-style-name="Heading_20_1">
      <style:text-properties officeooo:rsid="003d059e" officeooo:paragraph-rsid="003d059e"/>
    </style:style>
    <style:style style:name="P37" style:family="paragraph" style:parent-style-name="Heading_20_1">
      <style:text-properties officeooo:rsid="003ee997" officeooo:paragraph-rsid="003ee997"/>
    </style:style>
    <style:style style:name="P38" style:family="paragraph" style:parent-style-name="Heading_20_1">
      <style:text-properties officeooo:rsid="003ee997" officeooo:paragraph-rsid="0046c032"/>
    </style:style>
    <style:style style:name="P39" style:family="paragraph" style:parent-style-name="Heading_20_1">
      <style:text-properties officeooo:rsid="003f1376" officeooo:paragraph-rsid="003f1376"/>
    </style:style>
    <style:style style:name="P40" style:family="paragraph" style:parent-style-name="Heading_20_1">
      <style:text-properties officeooo:rsid="005a278b" officeooo:paragraph-rsid="005a278b"/>
    </style:style>
    <style:style style:name="P41" style:family="paragraph" style:parent-style-name="Heading_20_1">
      <style:text-properties officeooo:rsid="005b09af" officeooo:paragraph-rsid="005b09af"/>
    </style:style>
    <style:style style:name="P42" style:family="paragraph" style:parent-style-name="Heading_20_1">
      <style:text-properties officeooo:rsid="0060bbea" officeooo:paragraph-rsid="0060bbea"/>
    </style:style>
    <style:style style:name="P43" style:family="paragraph" style:parent-style-name="Heading_20_1">
      <style:text-properties officeooo:rsid="006100d6" officeooo:paragraph-rsid="006100d6"/>
    </style:style>
    <style:style style:name="P44" style:family="paragraph" style:parent-style-name="Speicherzelle">
      <style:text-properties fo:font-size="40pt" officeooo:paragraph-rsid="009ae235" style:font-size-asian="40pt" style:font-size-complex="40pt"/>
    </style:style>
    <style:style style:name="P45" style:family="paragraph" style:parent-style-name="Speicherzelle">
      <style:text-properties fo:font-size="40pt" officeooo:rsid="009ae235" officeooo:paragraph-rsid="009ae235" style:font-size-asian="40pt" style:font-size-complex="40pt"/>
    </style:style>
    <style:style style:name="P46" style:family="paragraph" style:parent-style-name="Speicherzelle">
      <style:text-properties officeooo:paragraph-rsid="009ae235"/>
    </style:style>
    <style:style style:name="P47" style:family="paragraph" style:parent-style-name="Standard">
      <style:text-properties officeooo:paragraph-rsid="009ae235"/>
    </style:style>
    <style:style style:name="P48" style:family="paragraph" style:parent-style-name="Standard">
      <style:text-properties officeooo:rsid="0052d861" officeooo:paragraph-rsid="009ae235"/>
    </style:style>
    <style:style style:name="P49" style:family="paragraph" style:parent-style-name="Standard">
      <style:paragraph-properties fo:break-before="auto" fo:break-after="auto"/>
      <style:text-properties officeooo:paragraph-rsid="009ae235"/>
    </style:style>
    <style:style style:name="P50" style:family="paragraph" style:parent-style-name="Text_20_body">
      <style:paragraph-properties fo:margin-top="0.101cm" fo:margin-bottom="0.101cm" loext:contextual-spacing="false"/>
      <style:text-properties style:font-name="Noto Sans2" fo:font-size="10pt" officeooo:rsid="0095dbf9" officeooo:paragraph-rsid="0095dbf9"/>
    </style:style>
    <style:style style:name="P51" style:family="paragraph" style:parent-style-name="Text_20_body">
      <style:paragraph-properties fo:margin-top="0.101cm" fo:margin-bottom="0.101cm" loext:contextual-spacing="false"/>
      <style:text-properties style:font-name="Noto Sans2" fo:font-size="10pt" fo:font-weight="bold" officeooo:rsid="0095dbf9" officeooo:paragraph-rsid="0095dbf9" style:font-weight-asian="bold" style:font-weight-complex="bold"/>
    </style:style>
    <style:style style:name="P52" style:family="paragraph" style:parent-style-name="Text_20_body">
      <style:paragraph-properties fo:margin-top="0.101cm" fo:margin-bottom="0.101cm" loext:contextual-spacing="false"/>
      <style:text-properties style:font-name="Noto Sans2" fo:font-size="10pt" fo:font-weight="bold" officeooo:rsid="00942923" officeooo:paragraph-rsid="00942923" style:font-weight-asian="bold" style:font-weight-complex="bold"/>
    </style:style>
    <style:style style:name="P53" style:family="paragraph" style:parent-style-name="Text_20_body">
      <style:paragraph-properties fo:margin-top="0.101cm" fo:margin-bottom="0.101cm" loext:contextual-spacing="false"/>
      <style:text-properties style:font-name="Noto Sans2" fo:font-size="10pt" fo:font-weight="bold" officeooo:rsid="009c07d7" officeooo:paragraph-rsid="009c07d7" style:font-weight-asian="bold" style:font-weight-complex="bold"/>
    </style:style>
    <style:style style:name="P54" style:family="paragraph" style:parent-style-name="Text_20_body">
      <style:paragraph-properties fo:margin-top="0.101cm" fo:margin-bottom="0.101cm" loext:contextual-spacing="false"/>
      <style:text-properties style:font-name="Noto Sans2" fo:font-size="10pt" fo:font-weight="bold" officeooo:rsid="009e0b89" officeooo:paragraph-rsid="009e0b89" style:font-weight-asian="bold" style:font-weight-complex="bold"/>
    </style:style>
    <style:style style:name="P55" style:family="paragraph" style:parent-style-name="Text_20_body">
      <style:paragraph-properties fo:margin-top="0.101cm" fo:margin-bottom="0.101cm" loext:contextual-spacing="false"/>
      <style:text-properties style:font-name="Noto Sans2" fo:font-size="10pt" fo:font-weight="normal" officeooo:rsid="009653da" officeooo:paragraph-rsid="009653da" style:font-weight-asian="normal" style:font-weight-complex="normal"/>
    </style:style>
    <style:style style:name="P56" style:family="paragraph" style:parent-style-name="Text_20_body">
      <style:paragraph-properties fo:margin-top="0.101cm" fo:margin-bottom="0.101cm" loext:contextual-spacing="false"/>
      <style:text-properties officeooo:paragraph-rsid="0080f172"/>
    </style:style>
    <style:style style:name="P57" style:family="paragraph" style:parent-style-name="Text_20_body">
      <style:paragraph-properties fo:margin-top="0.101cm" fo:margin-bottom="0.101cm" loext:contextual-spacing="false"/>
      <style:text-properties fo:font-weight="bold" officeooo:rsid="0095dbf9" officeooo:paragraph-rsid="0095dbf9" style:font-weight-asian="bold" style:font-weight-complex="bold"/>
    </style:style>
    <style:style style:name="P58" style:family="paragraph" style:parent-style-name="Text_20_body">
      <style:paragraph-properties fo:margin-top="0.101cm" fo:margin-bottom="0.101cm" loext:contextual-spacing="false"/>
      <style:text-properties fo:font-weight="bold" officeooo:paragraph-rsid="0095dbf9" style:font-weight-asian="bold" style:font-weight-complex="bold"/>
    </style:style>
    <style:style style:name="P59" style:family="paragraph" style:parent-style-name="Text_20_body">
      <style:paragraph-properties fo:margin-top="0.101cm" fo:margin-bottom="0.101cm" loext:contextual-spacing="false"/>
      <style:text-properties fo:font-weight="bold" officeooo:rsid="0080f172" officeooo:paragraph-rsid="0080f172" style:font-weight-asian="bold" style:font-weight-complex="bold"/>
    </style:style>
    <style:style style:name="P60" style:family="paragraph" style:parent-style-name="Text_20_body">
      <style:paragraph-properties fo:margin-top="0.101cm" fo:margin-bottom="0.101cm" loext:contextual-spacing="false"/>
      <style:text-properties fo:font-weight="bold" officeooo:rsid="0080f172" officeooo:paragraph-rsid="003ee997" style:font-weight-asian="bold" style:font-weight-complex="bold"/>
    </style:style>
    <style:style style:name="P61" style:family="paragraph" style:parent-style-name="Text_20_body">
      <style:paragraph-properties fo:margin-top="0.101cm" fo:margin-bottom="0.101cm" loext:contextual-spacing="false"/>
      <style:text-properties fo:font-weight="bold" officeooo:paragraph-rsid="00580eb2" style:font-weight-asian="bold" style:font-weight-complex="bold"/>
    </style:style>
    <style:style style:name="P62" style:family="paragraph" style:parent-style-name="Text_20_body">
      <style:paragraph-properties fo:margin-top="0.101cm" fo:margin-bottom="0.101cm" loext:contextual-spacing="false"/>
      <style:text-properties fo:font-weight="bold" officeooo:rsid="009a70ff" officeooo:paragraph-rsid="009a70ff" style:font-weight-asian="bold" style:font-weight-complex="bold"/>
    </style:style>
    <style:style style:name="P63" style:family="paragraph" style:parent-style-name="Text_20_body">
      <style:paragraph-properties fo:margin-top="0.101cm" fo:margin-bottom="0.101cm" loext:contextual-spacing="false"/>
      <style:text-properties fo:font-weight="bold" officeooo:paragraph-rsid="005b09af" style:font-weight-asian="bold" style:font-weight-complex="bold"/>
    </style:style>
    <style:style style:name="P64" style:family="paragraph" style:parent-style-name="Text_20_body">
      <style:paragraph-properties fo:margin-top="0.101cm" fo:margin-bottom="0.101cm" loext:contextual-spacing="false"/>
      <style:text-properties fo:font-weight="bold" officeooo:rsid="009c07d7" officeooo:paragraph-rsid="009c07d7" style:font-weight-asian="bold" style:font-weight-complex="bold"/>
    </style:style>
    <style:style style:name="P65" style:family="paragraph" style:parent-style-name="Text_20_body">
      <style:paragraph-properties fo:margin-top="0.101cm" fo:margin-bottom="0.101cm" loext:contextual-spacing="false"/>
      <style:text-properties fo:font-weight="bold" officeooo:rsid="0071adb4" officeooo:paragraph-rsid="0071adb4" style:font-weight-asian="bold" style:font-weight-complex="bold"/>
    </style:style>
    <style:style style:name="P66" style:family="paragraph" style:parent-style-name="Text_20_body">
      <style:paragraph-properties fo:margin-top="0.101cm" fo:margin-bottom="0.101cm" loext:contextual-spacing="false"/>
      <style:text-properties fo:font-weight="bold" officeooo:rsid="009e0b89" officeooo:paragraph-rsid="009e0b89" style:font-weight-asian="bold" style:font-weight-complex="bold"/>
    </style:style>
    <style:style style:name="P67" style:family="paragraph" style:parent-style-name="Text_20_body">
      <style:paragraph-properties fo:margin-top="0.101cm" fo:margin-bottom="0.101cm" loext:contextual-spacing="false"/>
      <style:text-properties fo:font-weight="bold" officeooo:rsid="009f3356" officeooo:paragraph-rsid="009f3356" style:font-weight-asian="bold" style:font-weight-complex="bold"/>
    </style:style>
    <style:style style:name="P68" style:family="paragraph" style:parent-style-name="Text_20_body">
      <style:paragraph-properties fo:margin-top="0.101cm" fo:margin-bottom="0.101cm" loext:contextual-spacing="false"/>
      <style:text-properties fo:font-weight="bold" officeooo:rsid="00a0e4ca" officeooo:paragraph-rsid="00a0e4ca" style:font-weight-asian="bold" style:font-weight-complex="bold"/>
    </style:style>
    <style:style style:name="P69" style:family="paragraph" style:parent-style-name="Text_20_body">
      <style:paragraph-properties fo:margin-top="0.101cm" fo:margin-bottom="0.101cm" loext:contextual-spacing="false"/>
      <style:text-properties officeooo:paragraph-rsid="0095dbf9"/>
    </style:style>
    <style:style style:name="P70" style:family="paragraph" style:parent-style-name="Text_20_body">
      <style:paragraph-properties fo:margin-top="0.101cm" fo:margin-bottom="0.101cm" loext:contextual-spacing="false"/>
      <style:text-properties fo:font-weight="normal" officeooo:paragraph-rsid="003ee997" style:font-weight-asian="normal" style:font-weight-complex="normal"/>
    </style:style>
    <style:style style:name="P71" style:family="paragraph" style:parent-style-name="Text_20_body">
      <style:paragraph-properties fo:margin-top="0.101cm" fo:margin-bottom="0.101cm" loext:contextual-spacing="false"/>
      <style:text-properties officeooo:paragraph-rsid="009a70ff"/>
    </style:style>
    <style:style style:name="P72" style:family="paragraph" style:parent-style-name="Text_20_body">
      <style:paragraph-properties fo:margin-top="0.101cm" fo:margin-bottom="0.101cm" loext:contextual-spacing="false"/>
      <style:text-properties officeooo:paragraph-rsid="00a23453"/>
    </style:style>
    <style:style style:name="P73" style:family="paragraph" style:parent-style-name="Text_20_body">
      <style:text-properties officeooo:paragraph-rsid="0061f40f"/>
    </style:style>
    <style:style style:name="P74" style:family="paragraph" style:parent-style-name="Title" style:master-page-name="Standard">
      <style:paragraph-properties style:page-number="auto"/>
      <style:text-properties officeooo:rsid="003ccc0c" officeooo:paragraph-rsid="003ccc0c"/>
    </style:style>
    <style:style style:name="P75" style:family="paragraph" style:parent-style-name="Title">
      <style:paragraph-properties fo:break-before="auto" fo:break-after="auto"/>
      <style:text-properties officeooo:paragraph-rsid="009ae235"/>
    </style:style>
    <style:style style:name="P76" style:family="paragraph" style:parent-style-name="Title">
      <style:text-properties officeooo:paragraph-rsid="009ae235"/>
    </style:style>
    <style:style style:name="P77" style:family="paragraph" style:parent-style-name="Title">
      <style:paragraph-properties fo:break-before="page"/>
      <style:text-properties officeooo:paragraph-rsid="0052d861"/>
    </style:style>
    <style:style style:name="P78" style:family="paragraph" style:parent-style-name="Title">
      <style:paragraph-properties fo:break-before="page"/>
      <style:text-properties officeooo:paragraph-rsid="009ae235"/>
    </style:style>
    <style:style style:name="P79" style:family="paragraph">
      <loext:graphic-properties draw:fill="none" draw:fill-color="#729fcf"/>
    </style:style>
    <style:style style:name="T1" style:family="text">
      <style:text-properties officeooo:rsid="000fe6db"/>
    </style:style>
    <style:style style:name="T2" style:family="text">
      <style:text-properties style:font-name="Noto Sans2" fo:font-size="10pt" officeooo:rsid="0093d00c"/>
    </style:style>
    <style:style style:name="T3" style:family="text">
      <style:text-properties style:font-name="Noto Sans2" fo:font-size="10pt" officeooo:rsid="00887b73"/>
    </style:style>
    <style:style style:name="T4" style:family="text">
      <style:text-properties style:font-name="Noto Sans2" fo:font-size="10pt" officeooo:rsid="008956f5"/>
    </style:style>
    <style:style style:name="T5" style:family="text">
      <style:text-properties style:font-name="Noto Sans2" fo:font-size="10pt" officeooo:rsid="008fff5f"/>
    </style:style>
    <style:style style:name="T6" style:family="text">
      <style:text-properties style:font-name="Noto Sans2" fo:font-size="10pt" officeooo:rsid="00911fc8"/>
    </style:style>
    <style:style style:name="T7" style:family="text">
      <style:text-properties style:font-name="Noto Sans2" fo:font-size="10pt" officeooo:rsid="00939019"/>
    </style:style>
    <style:style style:name="T8" style:family="text">
      <style:text-properties style:font-name="Noto Sans2" fo:font-size="10pt" officeooo:rsid="0095dbf9"/>
    </style:style>
    <style:style style:name="T9" style:family="text">
      <style:text-properties style:font-name="Noto Sans2" fo:font-size="10pt" fo:font-weight="bold" officeooo:rsid="009a70ff" style:font-weight-asian="bold" style:font-weight-complex="bold"/>
    </style:style>
    <style:style style:name="T10" style:family="text">
      <style:text-properties style:font-name="Noto Sans2" fo:font-size="10pt" fo:font-weight="bold" officeooo:rsid="00a23453" style:font-weight-asian="bold" style:font-weight-complex="bold"/>
    </style:style>
    <style:style style:name="T11" style:family="text">
      <style:text-properties style:font-name="Noto Sans2" fo:font-size="10pt" fo:font-weight="normal" officeooo:rsid="0095dbf9" style:font-weight-asian="normal" style:font-weight-complex="normal"/>
    </style:style>
    <style:style style:name="T12" style:family="text">
      <style:text-properties style:font-name="Noto Sans2" fo:font-size="10pt" officeooo:rsid="009a70ff"/>
    </style:style>
    <style:style style:name="T13" style:family="text">
      <style:text-properties style:font-name="Noto Sans2" fo:font-size="10pt" officeooo:rsid="009cb70a"/>
    </style:style>
    <style:style style:name="T14" style:family="text">
      <style:text-properties style:font-name="Noto Sans2" fo:font-size="10pt" officeooo:rsid="009f3356"/>
    </style:style>
    <style:style style:name="T15" style:family="text">
      <style:text-properties style:font-name="Noto Sans2" fo:font-size="10pt" officeooo:rsid="00a23453"/>
    </style:style>
    <style:style style:name="T16" style:family="text">
      <style:text-properties officeooo:rsid="0090f407"/>
    </style:style>
    <style:style style:name="T17" style:family="text">
      <style:text-properties fo:font-weight="bold" officeooo:rsid="00580eb2" style:font-weight-asian="bold" style:font-weight-complex="bold"/>
    </style:style>
    <style:style style:name="T18" style:family="text">
      <style:text-properties fo:font-weight="bold" officeooo:rsid="00a23453" style:font-weight-asian="bold" style:font-weight-complex="bold"/>
    </style:style>
    <style:style style:name="T19" style:family="text">
      <style:text-properties officeooo:rsid="003d059e"/>
    </style:style>
    <style:style style:name="T20" style:family="text">
      <style:text-properties officeooo:rsid="003eef93"/>
    </style:style>
    <style:style style:name="T21" style:family="text">
      <style:text-properties officeooo:rsid="0045794f"/>
    </style:style>
    <style:style style:name="T22" style:family="text">
      <style:text-properties officeooo:rsid="0046c032"/>
    </style:style>
    <style:style style:name="T23" style:family="text">
      <style:text-properties officeooo:rsid="00487d27"/>
    </style:style>
    <style:style style:name="T24" style:family="text">
      <style:text-properties officeooo:rsid="0049bdc8"/>
    </style:style>
    <style:style style:name="T25" style:family="text">
      <style:text-properties officeooo:rsid="004c4d54"/>
    </style:style>
    <style:style style:name="T26" style:family="text">
      <style:text-properties officeooo:rsid="004db5ea"/>
    </style:style>
    <style:style style:name="T27" style:family="text">
      <style:text-properties officeooo:rsid="0055476c"/>
    </style:style>
    <style:style style:name="T28" style:family="text">
      <style:text-properties officeooo:rsid="00580eb2"/>
    </style:style>
    <style:style style:name="T29" style:family="text">
      <style:text-properties officeooo:rsid="005aac7f"/>
    </style:style>
    <style:style style:name="T30" style:family="text">
      <style:text-properties officeooo:rsid="005b09af"/>
    </style:style>
    <style:style style:name="T31" style:family="text">
      <style:text-properties officeooo:rsid="005c043b"/>
    </style:style>
    <style:style style:name="T32" style:family="text">
      <style:text-properties officeooo:rsid="005db2af"/>
    </style:style>
    <style:style style:name="T33" style:family="text">
      <style:text-properties officeooo:rsid="0063ab03"/>
    </style:style>
    <style:style style:name="T34" style:family="text">
      <style:text-properties officeooo:rsid="00714fee"/>
    </style:style>
    <style:style style:name="T35" style:family="text">
      <style:text-properties officeooo:rsid="00762655"/>
    </style:style>
    <style:style style:name="T36" style:family="text">
      <style:text-properties officeooo:rsid="0077ae41"/>
    </style:style>
    <style:style style:name="T37" style:family="text">
      <style:text-properties officeooo:rsid="00793328"/>
    </style:style>
    <style:style style:name="T38" style:family="text">
      <style:text-properties fo:font-style="normal" fo:font-weight="normal" officeooo:rsid="00762655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5dbf9" style:font-style-asian="normal" style:font-weight-asian="normal" style:font-style-complex="normal" style:font-weight-complex="normal"/>
    </style:style>
    <style:style style:name="T40" style:family="text">
      <style:text-properties officeooo:rsid="00830882"/>
    </style:style>
    <style:style style:name="T41" style:family="text">
      <style:text-properties officeooo:rsid="00887b73"/>
    </style:style>
    <style:style style:name="T42" style:family="text">
      <style:text-properties officeooo:rsid="008956f5"/>
    </style:style>
    <style:style style:name="T43" style:family="text">
      <style:text-properties officeooo:rsid="008b4d52"/>
    </style:style>
    <style:style style:name="T44" style:family="text">
      <style:text-properties officeooo:rsid="008d1e29"/>
    </style:style>
    <style:style style:name="T45" style:family="text">
      <style:text-properties officeooo:rsid="008e6481"/>
    </style:style>
    <style:style style:name="T46" style:family="text">
      <style:text-properties officeooo:rsid="0095dbf9"/>
    </style:style>
    <style:style style:name="T47" style:family="text">
      <style:text-properties fo:font-weight="normal" officeooo:rsid="00762655" style:font-weight-asian="normal" style:font-weight-complex="normal"/>
    </style:style>
    <style:style style:name="T48" style:family="text">
      <style:text-properties officeooo:rsid="0098a42d"/>
    </style:style>
    <style:style style:name="T49" style:family="text">
      <style:text-properties officeooo:rsid="009a70ff"/>
    </style:style>
    <style:style style:name="T50" style:family="text">
      <style:text-properties officeooo:rsid="009ae235"/>
    </style:style>
    <style:style style:name="T51" style:family="text">
      <style:text-properties officeooo:rsid="009c07d7"/>
    </style:style>
    <style:style style:name="T52" style:family="text">
      <style:text-properties officeooo:rsid="00426c04"/>
    </style:style>
    <style:style style:name="T53" style:family="text">
      <style:text-properties officeooo:rsid="009e0b89"/>
    </style:style>
    <style:style style:name="T54" style:family="text">
      <style:text-properties officeooo:rsid="009f3356"/>
    </style:style>
    <style:style style:name="T55" style:family="text">
      <style:text-properties officeooo:rsid="00a0e4ca"/>
    </style:style>
    <style:style style:name="T56" style:family="text">
      <style:text-properties officeooo:rsid="00a23453"/>
    </style:style>
    <style:style style:name="T57" style:family="text">
      <style:text-properties officeooo:rsid="00a52f81"/>
    </style:style>
    <style:style style:name="T58" style:family="text">
      <style:text-properties fo:color="#000000" style:text-outline="false" style:text-line-through-style="none" style:text-line-through-type="none" style:font-name="Noto Sans" fo:font-size="16pt" fo:font-style="normal" fo:text-shadow="none" style:text-underline-style="none" fo:font-weight="normal" officeooo:rsid="00a52f8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501cm" draw:marker-end-width="0.501cm" draw:fill="none" draw:fill-color="#729fcf" draw:textarea-horizontal-align="justify" draw:textarea-vertical-align="middle" draw:auto-grow-height="false" fo:min-height="1.012cm" fo:min-width="1.012cm" fo:padding-top="0.025cm" fo:padding-bottom="0.025cm" fo:padding-left="0.025cm" fo:padding-right="0.025cm" style:protect="size" style:run-through="foreground" style:wrap="run-through" style:number-wrapped-paragraphs="no-limit" style:vertical-pos="top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000000" draw:marker-start-width="0.501cm" draw:marker-end-width="0.501cm" draw:fill="none" draw:fill-color="#729fcf" draw:textarea-horizontal-align="justify" draw:textarea-vertical-align="middle" draw:auto-grow-height="false" fo:min-height="1.012cm" fo:min-width="1.012cm" fo:padding-top="0.025cm" fo:padding-bottom="0.025cm" fo:padding-left="0.025cm" fo:padding-right="0.025cm" style:protect="size" style:run-through="foreground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Bussystem</text:p>
      <text:h text:style-name="P33" text:outline-level="1">Datenbus</text:h>
      <table:table table:name="Tabelle1" table:style-name="Tabelle1">
        <table:table-column table:style-name="Tabelle1.A" table:number-columns-repeated="7"/>
        <table:table-column table:style-name="Tabelle1.H"/>
        <table:table-row table:style-name="Tabelle1.1">
          <table:table-cell table:style-name="Tabelle1.A1" office:value-type="string">
            <text:p text:style-name="P31">0<draw:custom-shape text:anchor-type="as-char" draw:z-index="10" draw:name="Form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32">1<draw:custom-shape text:anchor-type="as-char" draw:z-index="11" draw:name="Form1_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32">2<draw:custom-shape text:anchor-type="as-char" draw:z-index="12" draw:name="Form1_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32">3<draw:custom-shape text:anchor-type="as-char" draw:z-index="13" draw:name="Form1_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32">4<draw:custom-shape text:anchor-type="as-char" draw:z-index="14" draw:name="Form1_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32">5<draw:custom-shape text:anchor-type="as-char" draw:z-index="15" draw:name="Form1_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32">6<draw:custom-shape text:anchor-type="as-char" draw:z-index="16" draw:name="Form1_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1.A1" office:value-type="string">
            <text:p text:style-name="P32">7<draw:custom-shape text:anchor-type="as-char" draw:z-index="17" draw:name="Form1_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elle1.1">
          <table:table-cell table:style-name="Tabelle1.A1" office:value-type="string">
            <text:p text:style-name="P32"><text:span text:style-name="T22"><draw:custom-shape text:anchor-type="as-char" draw:z-index="25" draw:name="Form1_1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</table:table-cell>
          <table:table-cell table:style-name="Tabelle1.A1" office:value-type="string">
            <text:p text:style-name="P32"><text:span text:style-name="T22"><draw:custom-shape text:anchor-type="as-char" draw:z-index="24" draw:name="Form1_1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</table:table-cell>
          <table:table-cell table:style-name="Tabelle1.A1" office:value-type="string">
            <text:p text:style-name="P32"><text:span text:style-name="T22"><draw:custom-shape text:anchor-type="as-char" draw:z-index="23" draw:name="Form1_1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</table:table-cell>
          <table:table-cell table:style-name="Tabelle1.A1" office:value-type="string">
            <text:p text:style-name="P32"><text:span text:style-name="T21"><draw:custom-shape text:anchor-type="as-char" draw:z-index="22" draw:name="Form1_1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</table:table-cell>
          <table:table-cell table:style-name="Tabelle1.A1" office:value-type="string">
            <text:p text:style-name="P32"><text:span text:style-name="T21"><draw:custom-shape text:anchor-type="as-char" draw:z-index="21" draw:name="Form1_1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</table:table-cell>
          <table:table-cell table:style-name="Tabelle1.A1" office:value-type="string">
            <text:p text:style-name="P32"><text:span text:style-name="T21"><draw:custom-shape text:anchor-type="as-char" draw:z-index="20" draw:name="Form1_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</table:table-cell>
          <table:table-cell table:style-name="Tabelle1.A1" office:value-type="string">
            <text:p text:style-name="P32"><text:span text:style-name="T22"><draw:custom-shape text:anchor-type="as-char" draw:z-index="19" draw:name="Form1_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</table:table-cell>
          <table:table-cell table:style-name="Tabelle1.A1" office:value-type="string">
            <text:p text:style-name="P32"><text:span text:style-name="T22"><draw:custom-shape text:anchor-type="as-char" draw:z-index="18" draw:name="Form1_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</table:table-cell>
        </table:table-row>
      </table:table>
      <text:h text:style-name="P33" text:outline-level="1">Adressbus</text:h>
      <table:table table:name="Tabelle2" table:style-name="Tabelle2">
        <table:table-column table:style-name="Tabelle2.A" table:number-columns-repeated="7"/>
        <table:table-column table:style-name="Tabelle2.H"/>
        <table:table-row table:style-name="Tabelle2.1">
          <table:table-cell table:style-name="Tabelle2.A1" office:value-type="string">
            <text:p text:style-name="P31">0<draw:custom-shape text:anchor-type="as-char" draw:z-index="26" draw:name="Form1_1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32">1<draw:custom-shape text:anchor-type="as-char" draw:z-index="27" draw:name="Form1_1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32">2<draw:custom-shape text:anchor-type="as-char" draw:z-index="28" draw:name="Form1_1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32">3<draw:custom-shape text:anchor-type="as-char" draw:z-index="29" draw:name="Form1_1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32">4<draw:custom-shape text:anchor-type="as-char" draw:z-index="30" draw:name="Form1_1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32">5<draw:custom-shape text:anchor-type="as-char" draw:z-index="31" draw:name="Form1_2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32">6<draw:custom-shape text:anchor-type="as-char" draw:z-index="32" draw:name="Form1_2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2.A1" office:value-type="string">
            <text:p text:style-name="P32">7<draw:custom-shape text:anchor-type="as-char" draw:z-index="33" draw:name="Form1_2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elle2.1">
          <table:table-cell table:style-name="Tabelle2.A1" office:value-type="string">
            <text:p text:style-name="P32"><text:span text:style-name="T22"><draw:custom-shape text:anchor-type="as-char" draw:z-index="34" draw:name="Form1_2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</table:table-cell>
          <table:table-cell table:style-name="Tabelle2.A1" office:value-type="string">
            <text:p text:style-name="P32"><text:span text:style-name="T22"><draw:custom-shape text:anchor-type="as-char" draw:z-index="35" draw:name="Form1_2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</table:table-cell>
          <table:table-cell table:style-name="Tabelle2.A1" office:value-type="string">
            <text:p text:style-name="P32"><text:span text:style-name="T22"><draw:custom-shape text:anchor-type="as-char" draw:z-index="36" draw:name="Form1_2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</table:table-cell>
          <table:table-cell table:style-name="Tabelle2.A1" office:value-type="string">
            <text:p text:style-name="P32"><text:span text:style-name="T21"><draw:custom-shape text:anchor-type="as-char" draw:z-index="37" draw:name="Form1_2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</table:table-cell>
          <table:table-cell table:style-name="Tabelle2.A1" office:value-type="string">
            <text:p text:style-name="P32"><text:span text:style-name="T21"><draw:custom-shape text:anchor-type="as-char" draw:z-index="38" draw:name="Form1_2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</table:table-cell>
          <table:table-cell table:style-name="Tabelle2.A1" office:value-type="string">
            <text:p text:style-name="P32"><text:span text:style-name="T21"><draw:custom-shape text:anchor-type="as-char" draw:z-index="39" draw:name="Form1_2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</table:table-cell>
          <table:table-cell table:style-name="Tabelle2.A1" office:value-type="string">
            <text:p text:style-name="P32"><text:span text:style-name="T22"><draw:custom-shape text:anchor-type="as-char" draw:z-index="40" draw:name="Form1_2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</table:table-cell>
          <table:table-cell table:style-name="Tabelle2.A1" office:value-type="string">
            <text:p text:style-name="P32"><text:span text:style-name="T22"><draw:custom-shape text:anchor-type="as-char" draw:z-index="41" draw:name="Form1_3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</table:table-cell>
        </table:table-row>
      </table:table>
      <text:h text:style-name="P34" text:outline-level="1">Flags</text:h>
      <table:table table:name="Tabelle26" table:style-name="Tabelle26">
        <table:table-column table:style-name="Tabelle26.A"/>
        <table:table-column table:style-name="Tabelle26.B"/>
        <table:table-row table:style-name="Tabelle26.1">
          <table:table-cell table:style-name="Tabelle26.A1" office:value-type="string">
            <text:p text:style-name="P32"><text:span text:style-name="T58">Null</text:span><text:span text:style-name="T34"> </text:span><text:span text:style-name="T34"><draw:custom-shape text:anchor-type="as-char" draw:z-index="42" draw:name="Form1_31" draw:style-name="gr2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</table:table-cell>
          <table:table-cell table:style-name="Tabelle26.A1" office:value-type="string">
            <text:p text:style-name="P32"><text:span text:style-name="T58">Negativ</text:span><text:span text:style-name="T34"> </text:span><text:span text:style-name="T34"><draw:custom-shape text:anchor-type="as-char" draw:z-index="43" draw:name="Form1_32" draw:style-name="gr2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</table:table-cell>
        </table:table-row>
      </table:table>
      <text:h text:style-name="P35" text:outline-level="1"><text:span text:style-name="T19">Spielr</text:span>egeln</text:h>
      <text:p text:style-name="P5">Der aktuelle <text:span text:style-name="T24">Inhalt</text:span> des Adress- und Datenbusses wird durch<text:span text:style-name="T24"> je</text:span> eine Spielfigur markiert. <text:span text:style-name="T24">Zu Beginn stehen die Spielfiguren auf dem Feld 0. Alle Spieler/innen dürfen die Position der Spielfigur ablesen und die Spielfiguren verschieben.</text:span></text:p>
      <text:h text:style-name="P36" text:outline-level="1">Bedeutung</text:h>
      <text:p text:style-name="P5">Über das Bussystem tauschen die verschiedenen Komponenten des Computers <text:span text:style-name="T27">Informationen</text:span> aus.<text:span text:style-name="T23"> Über den Datenbus werden Werte und Befehle übermittelt, über den Adressbus Speicheradressen.</text:span></text:p>
      <text:p text:style-name="P3">Adressierer</text:p>
      <text:h text:style-name="P37" text:outline-level="1">Programmzähler</text:h>
      <table:table table:name="Tabelle3" table:style-name="Tabelle3">
        <table:table-column table:style-name="Tabelle3.A" table:number-columns-repeated="7"/>
        <table:table-column table:style-name="Tabelle3.H"/>
        <table:table-row table:style-name="Tabelle3.1">
          <table:table-cell table:style-name="Tabelle3.A1" office:value-type="string">
            <text:p text:style-name="P31">0<draw:custom-shape text:anchor-type="as-char" draw:z-index="44" draw:name="Form1_3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32">1<draw:custom-shape text:anchor-type="as-char" draw:z-index="45" draw:name="Form1_3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32">2<draw:custom-shape text:anchor-type="as-char" draw:z-index="46" draw:name="Form1_3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32">3<draw:custom-shape text:anchor-type="as-char" draw:z-index="47" draw:name="Form1_3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32">4<draw:custom-shape text:anchor-type="as-char" draw:z-index="48" draw:name="Form1_3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32">5<draw:custom-shape text:anchor-type="as-char" draw:z-index="49" draw:name="Form1_3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32">6<draw:custom-shape text:anchor-type="as-char" draw:z-index="50" draw:name="Form1_3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  <table:table-cell table:style-name="Tabelle3.A1" office:value-type="string">
            <text:p text:style-name="P32">7<draw:custom-shape text:anchor-type="as-char" draw:z-index="51" draw:name="Form1_4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elle3.1">
          <table:table-cell table:style-name="Tabelle3.A1" office:value-type="string">
            <text:p text:style-name="P32"><text:span text:style-name="T22"><draw:custom-shape text:anchor-type="as-char" draw:z-index="52" draw:name="Form1_4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</table:table-cell>
          <table:table-cell table:style-name="Tabelle3.A1" office:value-type="string">
            <text:p text:style-name="P32"><text:span text:style-name="T22"><draw:custom-shape text:anchor-type="as-char" draw:z-index="53" draw:name="Form1_4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</table:table-cell>
          <table:table-cell table:style-name="Tabelle3.A1" office:value-type="string">
            <text:p text:style-name="P32"><text:span text:style-name="T22"><draw:custom-shape text:anchor-type="as-char" draw:z-index="54" draw:name="Form1_4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</table:table-cell>
          <table:table-cell table:style-name="Tabelle3.A1" office:value-type="string">
            <text:p text:style-name="P32"><text:span text:style-name="T21"><draw:custom-shape text:anchor-type="as-char" draw:z-index="55" draw:name="Form1_4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</table:table-cell>
          <table:table-cell table:style-name="Tabelle3.A1" office:value-type="string">
            <text:p text:style-name="P32"><text:span text:style-name="T21"><draw:custom-shape text:anchor-type="as-char" draw:z-index="56" draw:name="Form1_4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</table:table-cell>
          <table:table-cell table:style-name="Tabelle3.A1" office:value-type="string">
            <text:p text:style-name="P32"><text:span text:style-name="T21"><draw:custom-shape text:anchor-type="as-char" draw:z-index="57" draw:name="Form1_4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</table:table-cell>
          <table:table-cell table:style-name="Tabelle3.A1" office:value-type="string">
            <text:p text:style-name="P32"><text:span text:style-name="T22"><draw:custom-shape text:anchor-type="as-char" draw:z-index="58" draw:name="Form1_4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</table:table-cell>
          <table:table-cell table:style-name="Tabelle3.A1" office:value-type="string">
            <text:p text:style-name="P32"><text:span text:style-name="T22"><draw:custom-shape text:anchor-type="as-char" draw:z-index="59" draw:name="Form1_4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</table:table-cell>
        </table:table-row>
      </table:table>
      <text:h text:style-name="P38" text:outline-level="1">Spielregeln</text:h>
      <text:p text:style-name="P18">Der aktuelle Wert des Programmzählers wird durch eine Spielfigur angezeigt. Setze die Spielfigur zu Beginn des Spiels auf das Feld 0.</text:p>
      <text:p text:style-name="P6">Warte auf Anweisungen und führe sie aus. Du kennst folgende Anweisungen<text:span text:style-name="T20">:</text:span></text:p>
      <table:table table:name="Tabelle4" table:style-name="Tabelle4">
        <table:table-column table:style-name="Tabelle4.A"/>
        <table:table-column table:style-name="Tabelle4.B"/>
        <table:table-row>
          <table:table-cell office:value-type="string">
            <text:p text:style-name="P70">Anweisung</text:p>
          </table:table-cell>
          <table:table-cell office:value-type="string">
            <text:p text:style-name="P55"><text:span text:style-name="T48">w</text:span>as du tun musst</text:p>
          </table:table-cell>
        </table:table-row>
        <table:table-row>
          <table:table-cell office:value-type="string">
            <text:p text:style-name="P52">«Lese»</text:p>
          </table:table-cell>
          <table:table-cell office:value-type="string">
            <text:p text:style-name="P51">Datenbus → Programmzähler</text:p>
            <text:p text:style-name="P56"><text:span text:style-name="T46">(</text:span><text:span text:style-name="T8">Übertrage den Wert auf dem </text:span><text:span text:style-name="T11">Datenbus in den</text:span><text:span text:style-name="T47"> </text:span><text:span text:style-name="T38">Programmzähler</text:span><text:span text:style-name="T39">.)</text:span></text:p>
          </table:table-cell>
        </table:table-row>
        <table:table-row>
          <table:table-cell office:value-type="string">
            <text:p text:style-name="P59">«Schreibe»</text:p>
          </table:table-cell>
          <table:table-cell office:value-type="string">
            <text:p text:style-name="P57">Programmzähler → Adressbus</text:p>
            <text:p text:style-name="P57">Programmzähler erhöhen</text:p>
            <text:p text:style-name="P69"><text:span text:style-name="T46">(Übertrage den Wert im Programmzähler auf den Datenbus. Erhöhe anschliessend den Wert des </text:span><text:span text:style-name="T30">Programmzähler</text:span><text:span text:style-name="T46">s</text:span><text:span text:style-name="T30"> </text:span><text:span text:style-name="T8">um Eins</text:span><text:span text:style-name="T30">.</text:span><text:span text:style-name="T46">)</text:span></text:p>
          </table:table-cell>
        </table:table-row>
        <table:table-row>
          <table:table-cell office:value-type="string">
            <text:p text:style-name="P60">«Kopiere»</text:p>
          </table:table-cell>
          <table:table-cell office:value-type="string">
            <text:p text:style-name="P58"><text:span text:style-name="T46">Datenbus → Adressbus</text:span></text:p>
            <text:p text:style-name="P50">(Übertrage den Wert auf dem Datenbus auf den Adressbus.)</text:p>
          </table:table-cell>
        </table:table-row>
      </table:table>
      <text:h text:style-name="P39" text:outline-level="1">Bedeutung</text:h>
      <text:p text:style-name="P7">Der Adressierer <text:span text:style-name="T26">weiss</text:span>, an welcher Speicherstelle <text:span text:style-name="T25">im Hauptspeicher </text:span>der nächste Programmbefehl gespeichert ist.</text:p>
      <text:p text:style-name="P2">Speicherwerk</text:p>
      <text:h text:style-name="P40" text:outline-level="1">Programmierung</text:h>
      <text:p text:style-name="P9">Vor Beginn des Spiels muss das Programm in das Speicherwerk geladen werden. <text:span text:style-name="T29">Setzt bei jeder Speicherstelle eine Spielfigur auf das Feld, welches auf der Programmkarte angegeben ist.</text:span></text:p>
      <text:h text:style-name="Heading_20_1" text:outline-level="1"><text:span text:style-name="T28">Spielr</text:span>egeln</text:h>
      <text:p text:style-name="P8"><text:span text:style-name="T28">Der Hauptspeicher des Computers besteht aus 16 Speicherstellen, welche je Zahlen zwischen 0 und 15 speichern können. Während des Spiels kann jeweils nur die </text:span><text:span text:style-name="T17">aktive</text:span><text:span text:style-name="T28"> Speicherstelle ausgelesen oder geändert werden. Die aktive Speicherstelle wird durch </text:span><text:span text:style-name="T6">die Spielfigur auf dem</text:span><text:span text:style-name="T28"> Adressbus festgelegt.</text:span></text:p>
      <text:p text:style-name="P8">Warte auf Anweisungen und führe sie aus. Du kennst folgende Anweisungen:</text:p>
      <table:table table:name="Tabelle21" table:style-name="Tabelle21">
        <table:table-column table:style-name="Tabelle21.A"/>
        <table:table-column table:style-name="Tabelle21.B"/>
        <table:table-row>
          <table:table-cell office:value-type="string">
            <text:p text:style-name="P70">Anweisung</text:p>
          </table:table-cell>
          <table:table-cell office:value-type="string">
            <text:p text:style-name="P55"><text:span text:style-name="T48">w</text:span>as du tun musst</text:p>
          </table:table-cell>
        </table:table-row>
        <table:table-row>
          <table:table-cell office:value-type="string">
            <text:p text:style-name="P61">«Schreibe»</text:p>
          </table:table-cell>
          <table:table-cell office:value-type="string">
            <text:p text:style-name="P71"><text:span text:style-name="T9">Speicherstelle → Datenbus</text:span></text:p>
            <text:p text:style-name="P20"><text:span text:style-name="T49">(</text:span><text:span text:style-name="T28">Lies die Nummer der aktiven Speicherstelle vom Adressbus ab. Ü</text:span><text:span text:style-name="T49">bertrage den Wert dieser Speicherstelle auf den Datenbus.)</text:span></text:p>
          </table:table-cell>
        </table:table-row>
        <table:table-row>
          <table:table-cell office:value-type="string">
            <text:p text:style-name="P61">«<text:span text:style-name="T49">Lese»</text:span></text:p>
          </table:table-cell>
          <table:table-cell office:value-type="string">
            <text:p text:style-name="P62">Datenbus → Speicherstelle</text:p>
            <text:p text:style-name="P19"><text:span text:style-name="T28">Lies die Nummer der aktiven Speicherstelle vom Adressbus ab. Ü</text:span><text:span text:style-name="T49">bertrage den Wert </text:span><text:span text:style-name="T12">auf dem Datenbus in diese Speicherstelle.)</text:span></text:p>
          </table:table-cell>
        </table:table-row>
      </table:table>
      <text:p text:style-name="P8"/>
      <text:section text:style-name="Sect1" text:name="TextSection">
        <text:p text:style-name="P77">Speicher<text:span text:style-name="T32">stellen </text:span><text:span text:style-name="T50">0</text:span><text:span text:style-name="T32"> bis </text:span><text:span text:style-name="T50">3</text:span></text:p>
        <text:p text:style-name="P49"/>
        <table:table table:name="Table3" table:style-name="Table3">
          <table:table-column table:style-name="Table3.A"/>
          <table:table-column table:style-name="Table3.B" table:number-columns-repeated="8"/>
          <table:table-row table:style-name="Table3.1">
            <table:table-cell table:style-name="Table3.A1" table:number-rows-spanned="2" office:value-type="string">
              <text:p text:style-name="P45">0</text:p>
            </table:table-cell>
            <table:table-cell table:style-name="Table3.B1" office:value-type="string">
              <text:p text:style-name="P46">0<draw:custom-shape text:anchor-type="as-char" draw:z-index="146" draw:name="Form1_17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C1" office:value-type="string">
              <text:p text:style-name="P46">1<draw:custom-shape text:anchor-type="as-char" draw:z-index="147" draw:name="Form1_17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D1" office:value-type="string">
              <text:p text:style-name="P46">2<draw:custom-shape text:anchor-type="as-char" draw:z-index="148" draw:name="Form1_17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E1" office:value-type="string">
              <text:p text:style-name="P46">3<draw:custom-shape text:anchor-type="as-char" draw:z-index="149" draw:name="Form1_18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F1" office:value-type="string">
              <text:p text:style-name="P46">4<draw:custom-shape text:anchor-type="as-char" draw:z-index="150" draw:name="Form1_18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G1" office:value-type="string">
              <text:p text:style-name="P46">5<draw:custom-shape text:anchor-type="as-char" draw:z-index="151" draw:name="Form1_18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H1" office:value-type="string">
              <text:p text:style-name="P46">6<draw:custom-shape text:anchor-type="as-char" draw:z-index="152" draw:name="Form1_18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3.I1" office:value-type="string">
              <text:p text:style-name="P46">7<draw:custom-shape text:anchor-type="as-char" draw:z-index="153" draw:name="Form1_18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3.1">
            <table:covered-table-cell/>
            <table:table-cell table:style-name="Table3.B2" office:value-type="string">
              <text:p text:style-name="P46"><text:span text:style-name="T22"><draw:custom-shape text:anchor-type="as-char" draw:z-index="154" draw:name="Form1_18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3.C2" office:value-type="string">
              <text:p text:style-name="P46"><text:span text:style-name="T22"><draw:custom-shape text:anchor-type="as-char" draw:z-index="155" draw:name="Form1_18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3.D2" office:value-type="string">
              <text:p text:style-name="P46"><text:span text:style-name="T22"><draw:custom-shape text:anchor-type="as-char" draw:z-index="156" draw:name="Form1_18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3.E2" office:value-type="string">
              <text:p text:style-name="P46"><text:span text:style-name="T21"><draw:custom-shape text:anchor-type="as-char" draw:z-index="157" draw:name="Form1_18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3.F2" office:value-type="string">
              <text:p text:style-name="P46"><text:span text:style-name="T21"><draw:custom-shape text:anchor-type="as-char" draw:z-index="158" draw:name="Form1_18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3.G2" office:value-type="string">
              <text:p text:style-name="P46"><text:span text:style-name="T21"><draw:custom-shape text:anchor-type="as-char" draw:z-index="159" draw:name="Form1_19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3.H2" office:value-type="string">
              <text:p text:style-name="P46"><text:span text:style-name="T22"><draw:custom-shape text:anchor-type="as-char" draw:z-index="160" draw:name="Form1_19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3.I2" office:value-type="string">
              <text:p text:style-name="P46"><text:span text:style-name="T22"><draw:custom-shape text:anchor-type="as-char" draw:z-index="161" draw:name="Form1_19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47"/>
        <table:table table:name="Tabelle14" table:style-name="Tabelle14">
          <table:table-column table:style-name="Tabelle14.A"/>
          <table:table-column table:style-name="Tabelle14.B" table:number-columns-repeated="8"/>
          <table:table-row table:style-name="Tabelle14.1">
            <table:table-cell table:style-name="Tabelle14.A1" table:number-rows-spanned="2" office:value-type="string">
              <text:p text:style-name="P45">1</text:p>
            </table:table-cell>
            <table:table-cell table:style-name="Tabelle14.B1" office:value-type="string">
              <text:p text:style-name="P31">0<draw:custom-shape text:anchor-type="as-char" draw:z-index="60" draw:name="Form1_19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C1" office:value-type="string">
              <text:p text:style-name="P32">1<draw:custom-shape text:anchor-type="as-char" draw:z-index="61" draw:name="Form1_19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D1" office:value-type="string">
              <text:p text:style-name="P32">2<draw:custom-shape text:anchor-type="as-char" draw:z-index="62" draw:name="Form1_19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E1" office:value-type="string">
              <text:p text:style-name="P32">3<draw:custom-shape text:anchor-type="as-char" draw:z-index="63" draw:name="Form1_19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F1" office:value-type="string">
              <text:p text:style-name="P32">4<draw:custom-shape text:anchor-type="as-char" draw:z-index="64" draw:name="Form1_19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G1" office:value-type="string">
              <text:p text:style-name="P32">5<draw:custom-shape text:anchor-type="as-char" draw:z-index="65" draw:name="Form1_19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H1" office:value-type="string">
              <text:p text:style-name="P32">6<draw:custom-shape text:anchor-type="as-char" draw:z-index="66" draw:name="Form1_19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14.I1" office:value-type="string">
              <text:p text:style-name="P32">7<draw:custom-shape text:anchor-type="as-char" draw:z-index="67" draw:name="Form1_20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elle14.1">
            <table:covered-table-cell/>
            <table:table-cell table:style-name="Tabelle14.B2" office:value-type="string">
              <text:p text:style-name="P32"><text:span text:style-name="T22"><draw:custom-shape text:anchor-type="as-char" draw:z-index="68" draw:name="Form1_20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elle14.C2" office:value-type="string">
              <text:p text:style-name="P32"><text:span text:style-name="T22"><draw:custom-shape text:anchor-type="as-char" draw:z-index="69" draw:name="Form1_20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elle14.D2" office:value-type="string">
              <text:p text:style-name="P32"><text:span text:style-name="T22"><draw:custom-shape text:anchor-type="as-char" draw:z-index="70" draw:name="Form1_20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elle14.E2" office:value-type="string">
              <text:p text:style-name="P32"><text:span text:style-name="T21"><draw:custom-shape text:anchor-type="as-char" draw:z-index="71" draw:name="Form1_20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elle14.F2" office:value-type="string">
              <text:p text:style-name="P32"><text:span text:style-name="T21"><draw:custom-shape text:anchor-type="as-char" draw:z-index="72" draw:name="Form1_20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elle14.G2" office:value-type="string">
              <text:p text:style-name="P32"><text:span text:style-name="T21"><draw:custom-shape text:anchor-type="as-char" draw:z-index="73" draw:name="Form1_20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elle14.H2" office:value-type="string">
              <text:p text:style-name="P32"><text:span text:style-name="T22"><draw:custom-shape text:anchor-type="as-char" draw:z-index="74" draw:name="Form1_20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elle14.I2" office:value-type="string">
              <text:p text:style-name="P32"><text:span text:style-name="T22"><draw:custom-shape text:anchor-type="as-char" draw:z-index="75" draw:name="Form1_20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26"/>
        <table:table table:name="Table1" table:style-name="Table1">
          <table:table-column table:style-name="Table1.A"/>
          <table:table-column table:style-name="Table1.B" table:number-columns-repeated="8"/>
          <table:table-row table:style-name="Table1.1">
            <table:table-cell table:style-name="Table1.A1" table:number-rows-spanned="2" office:value-type="string">
              <text:p text:style-name="P45">2</text:p>
            </table:table-cell>
            <table:table-cell table:style-name="Table1.B1" office:value-type="string">
              <text:p text:style-name="P46">0<draw:custom-shape text:anchor-type="as-char" draw:z-index="114" draw:name="Form1_20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C1" office:value-type="string">
              <text:p text:style-name="P46">1<draw:custom-shape text:anchor-type="as-char" draw:z-index="115" draw:name="Form1_21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D1" office:value-type="string">
              <text:p text:style-name="P46">2<draw:custom-shape text:anchor-type="as-char" draw:z-index="116" draw:name="Form1_21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E1" office:value-type="string">
              <text:p text:style-name="P46">3<draw:custom-shape text:anchor-type="as-char" draw:z-index="117" draw:name="Form1_21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F1" office:value-type="string">
              <text:p text:style-name="P46">4<draw:custom-shape text:anchor-type="as-char" draw:z-index="118" draw:name="Form1_21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G1" office:value-type="string">
              <text:p text:style-name="P46">5<draw:custom-shape text:anchor-type="as-char" draw:z-index="119" draw:name="Form1_21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H1" office:value-type="string">
              <text:p text:style-name="P46">6<draw:custom-shape text:anchor-type="as-char" draw:z-index="120" draw:name="Form1_21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.I1" office:value-type="string">
              <text:p text:style-name="P46">7<draw:custom-shape text:anchor-type="as-char" draw:z-index="121" draw:name="Form1_21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P46"><text:span text:style-name="T22"><draw:custom-shape text:anchor-type="as-char" draw:z-index="122" draw:name="Form1_21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1.C2" office:value-type="string">
              <text:p text:style-name="P46"><text:span text:style-name="T22"><draw:custom-shape text:anchor-type="as-char" draw:z-index="123" draw:name="Form1_21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1.D2" office:value-type="string">
              <text:p text:style-name="P46"><text:span text:style-name="T22"><draw:custom-shape text:anchor-type="as-char" draw:z-index="124" draw:name="Form1_21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1.E2" office:value-type="string">
              <text:p text:style-name="P46"><text:span text:style-name="T21"><draw:custom-shape text:anchor-type="as-char" draw:z-index="125" draw:name="Form1_22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1.F2" office:value-type="string">
              <text:p text:style-name="P46"><text:span text:style-name="T21"><draw:custom-shape text:anchor-type="as-char" draw:z-index="126" draw:name="Form1_22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1.G2" office:value-type="string">
              <text:p text:style-name="P46"><text:span text:style-name="T21"><draw:custom-shape text:anchor-type="as-char" draw:z-index="127" draw:name="Form1_22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1.H2" office:value-type="string">
              <text:p text:style-name="P46"><text:span text:style-name="T22"><draw:custom-shape text:anchor-type="as-char" draw:z-index="128" draw:name="Form1_22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1.I2" office:value-type="string">
              <text:p text:style-name="P46"><text:span text:style-name="T22"><draw:custom-shape text:anchor-type="as-char" draw:z-index="129" draw:name="Form1_22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47"/>
        <table:table table:name="Table2" table:style-name="Table2">
          <table:table-column table:style-name="Table2.A"/>
          <table:table-column table:style-name="Table2.B" table:number-columns-repeated="8"/>
          <table:table-row table:style-name="Table2.1">
            <table:table-cell table:style-name="Table2.A1" table:number-rows-spanned="2" office:value-type="string">
              <text:p text:style-name="P45">3</text:p>
            </table:table-cell>
            <table:table-cell table:style-name="Table2.B1" office:value-type="string">
              <text:p text:style-name="P46">0<draw:custom-shape text:anchor-type="as-char" draw:z-index="130" draw:name="Form1_22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C1" office:value-type="string">
              <text:p text:style-name="P46">1<draw:custom-shape text:anchor-type="as-char" draw:z-index="131" draw:name="Form1_22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D1" office:value-type="string">
              <text:p text:style-name="P46">2<draw:custom-shape text:anchor-type="as-char" draw:z-index="132" draw:name="Form1_22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E1" office:value-type="string">
              <text:p text:style-name="P46">3<draw:custom-shape text:anchor-type="as-char" draw:z-index="133" draw:name="Form1_22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F1" office:value-type="string">
              <text:p text:style-name="P46">4<draw:custom-shape text:anchor-type="as-char" draw:z-index="134" draw:name="Form1_22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G1" office:value-type="string">
              <text:p text:style-name="P46">5<draw:custom-shape text:anchor-type="as-char" draw:z-index="135" draw:name="Form1_23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H1" office:value-type="string">
              <text:p text:style-name="P46">6<draw:custom-shape text:anchor-type="as-char" draw:z-index="136" draw:name="Form1_23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2.I1" office:value-type="string">
              <text:p text:style-name="P46">7<draw:custom-shape text:anchor-type="as-char" draw:z-index="137" draw:name="Form1_23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2.1">
            <table:covered-table-cell/>
            <table:table-cell table:style-name="Table2.B2" office:value-type="string">
              <text:p text:style-name="P46"><text:span text:style-name="T22"><draw:custom-shape text:anchor-type="as-char" draw:z-index="138" draw:name="Form1_23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2.C2" office:value-type="string">
              <text:p text:style-name="P46"><text:span text:style-name="T22"><draw:custom-shape text:anchor-type="as-char" draw:z-index="139" draw:name="Form1_23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2.D2" office:value-type="string">
              <text:p text:style-name="P46"><text:span text:style-name="T22"><draw:custom-shape text:anchor-type="as-char" draw:z-index="140" draw:name="Form1_23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2.E2" office:value-type="string">
              <text:p text:style-name="P46"><text:span text:style-name="T21"><draw:custom-shape text:anchor-type="as-char" draw:z-index="141" draw:name="Form1_23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2.F2" office:value-type="string">
              <text:p text:style-name="P46"><text:span text:style-name="T21"><draw:custom-shape text:anchor-type="as-char" draw:z-index="142" draw:name="Form1_23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2.G2" office:value-type="string">
              <text:p text:style-name="P46"><text:span text:style-name="T21"><draw:custom-shape text:anchor-type="as-char" draw:z-index="143" draw:name="Form1_23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2.H2" office:value-type="string">
              <text:p text:style-name="P46"><text:span text:style-name="T22"><draw:custom-shape text:anchor-type="as-char" draw:z-index="144" draw:name="Form1_23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2.I2" office:value-type="string">
              <text:p text:style-name="P46"><text:span text:style-name="T22"><draw:custom-shape text:anchor-type="as-char" draw:z-index="145" draw:name="Form1_24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75"/>
        <text:p text:style-name="P78">Speicher<text:span text:style-name="T32">stellen </text:span><text:span text:style-name="T50">4</text:span><text:span text:style-name="T32"> bis </text:span><text:span text:style-name="T50">7</text:span></text:p>
        <text:p text:style-name="P49"/>
        <table:table table:name="Table8" table:style-name="Table8">
          <table:table-column table:style-name="Table8.A"/>
          <table:table-column table:style-name="Table8.B" table:number-columns-repeated="8"/>
          <table:table-row table:style-name="Table8.1">
            <table:table-cell table:style-name="Table8.A1" table:number-rows-spanned="2" office:value-type="string">
              <text:p text:style-name="P45">4</text:p>
            </table:table-cell>
            <table:table-cell table:style-name="Table8.B1" office:value-type="string">
              <text:p text:style-name="P46">0<draw:custom-shape text:anchor-type="as-char" draw:z-index="226" draw:name="Form1_11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C1" office:value-type="string">
              <text:p text:style-name="P46">1<draw:custom-shape text:anchor-type="as-char" draw:z-index="227" draw:name="Form1_11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D1" office:value-type="string">
              <text:p text:style-name="P46">2<draw:custom-shape text:anchor-type="as-char" draw:z-index="228" draw:name="Form1_11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E1" office:value-type="string">
              <text:p text:style-name="P46">3<draw:custom-shape text:anchor-type="as-char" draw:z-index="229" draw:name="Form1_11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F1" office:value-type="string">
              <text:p text:style-name="P46">4<draw:custom-shape text:anchor-type="as-char" draw:z-index="230" draw:name="Form1_11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G1" office:value-type="string">
              <text:p text:style-name="P46">5<draw:custom-shape text:anchor-type="as-char" draw:z-index="231" draw:name="Form1_11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H1" office:value-type="string">
              <text:p text:style-name="P46">6<draw:custom-shape text:anchor-type="as-char" draw:z-index="232" draw:name="Form1_11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8.I1" office:value-type="string">
              <text:p text:style-name="P46">7<draw:custom-shape text:anchor-type="as-char" draw:z-index="233" draw:name="Form1_12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P46"><text:span text:style-name="T22"><draw:custom-shape text:anchor-type="as-char" draw:z-index="234" draw:name="Form1_12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8.C2" office:value-type="string">
              <text:p text:style-name="P46"><text:span text:style-name="T22"><draw:custom-shape text:anchor-type="as-char" draw:z-index="235" draw:name="Form1_12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8.D2" office:value-type="string">
              <text:p text:style-name="P46"><text:span text:style-name="T22"><draw:custom-shape text:anchor-type="as-char" draw:z-index="236" draw:name="Form1_12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8.E2" office:value-type="string">
              <text:p text:style-name="P46"><text:span text:style-name="T21"><draw:custom-shape text:anchor-type="as-char" draw:z-index="237" draw:name="Form1_12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8.F2" office:value-type="string">
              <text:p text:style-name="P46"><text:span text:style-name="T21"><draw:custom-shape text:anchor-type="as-char" draw:z-index="238" draw:name="Form1_12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8.G2" office:value-type="string">
              <text:p text:style-name="P46"><text:span text:style-name="T21"><draw:custom-shape text:anchor-type="as-char" draw:z-index="239" draw:name="Form1_12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8.H2" office:value-type="string">
              <text:p text:style-name="P46"><text:span text:style-name="T22"><draw:custom-shape text:anchor-type="as-char" draw:z-index="240" draw:name="Form1_12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8.I2" office:value-type="string">
              <text:p text:style-name="P46"><text:span text:style-name="T22"><draw:custom-shape text:anchor-type="as-char" draw:z-index="241" draw:name="Form1_12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47"/>
        <table:table table:name="Table9" table:style-name="Table9">
          <table:table-column table:style-name="Table9.A"/>
          <table:table-column table:style-name="Table9.B" table:number-columns-repeated="8"/>
          <table:table-row table:style-name="Table9.1">
            <table:table-cell table:style-name="Table9.A1" table:number-rows-spanned="2" office:value-type="string">
              <text:p text:style-name="P45">5</text:p>
            </table:table-cell>
            <table:table-cell table:style-name="Table9.B1" office:value-type="string">
              <text:p text:style-name="P46">0<draw:custom-shape text:anchor-type="as-char" draw:z-index="242" draw:name="Form1_12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C1" office:value-type="string">
              <text:p text:style-name="P46">1<draw:custom-shape text:anchor-type="as-char" draw:z-index="243" draw:name="Form1_13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D1" office:value-type="string">
              <text:p text:style-name="P46">2<draw:custom-shape text:anchor-type="as-char" draw:z-index="244" draw:name="Form1_13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E1" office:value-type="string">
              <text:p text:style-name="P46">3<draw:custom-shape text:anchor-type="as-char" draw:z-index="245" draw:name="Form1_13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F1" office:value-type="string">
              <text:p text:style-name="P46">4<draw:custom-shape text:anchor-type="as-char" draw:z-index="246" draw:name="Form1_13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G1" office:value-type="string">
              <text:p text:style-name="P46">5<draw:custom-shape text:anchor-type="as-char" draw:z-index="247" draw:name="Form1_13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H1" office:value-type="string">
              <text:p text:style-name="P46">6<draw:custom-shape text:anchor-type="as-char" draw:z-index="248" draw:name="Form1_13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9.I1" office:value-type="string">
              <text:p text:style-name="P46">7<draw:custom-shape text:anchor-type="as-char" draw:z-index="249" draw:name="Form1_13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9.1">
            <table:covered-table-cell/>
            <table:table-cell table:style-name="Table9.B2" office:value-type="string">
              <text:p text:style-name="P46"><text:span text:style-name="T22"><draw:custom-shape text:anchor-type="as-char" draw:z-index="250" draw:name="Form1_13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9.C2" office:value-type="string">
              <text:p text:style-name="P46"><text:span text:style-name="T22"><draw:custom-shape text:anchor-type="as-char" draw:z-index="251" draw:name="Form1_13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9.D2" office:value-type="string">
              <text:p text:style-name="P46"><text:span text:style-name="T22"><draw:custom-shape text:anchor-type="as-char" draw:z-index="252" draw:name="Form1_13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9.E2" office:value-type="string">
              <text:p text:style-name="P46"><text:span text:style-name="T21"><draw:custom-shape text:anchor-type="as-char" draw:z-index="253" draw:name="Form1_14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9.F2" office:value-type="string">
              <text:p text:style-name="P46"><text:span text:style-name="T21"><draw:custom-shape text:anchor-type="as-char" draw:z-index="254" draw:name="Form1_14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9.G2" office:value-type="string">
              <text:p text:style-name="P46"><text:span text:style-name="T21"><draw:custom-shape text:anchor-type="as-char" draw:z-index="255" draw:name="Form1_14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9.H2" office:value-type="string">
              <text:p text:style-name="P46"><text:span text:style-name="T22"><draw:custom-shape text:anchor-type="as-char" draw:z-index="256" draw:name="Form1_14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9.I2" office:value-type="string">
              <text:p text:style-name="P46"><text:span text:style-name="T22"><draw:custom-shape text:anchor-type="as-char" draw:z-index="257" draw:name="Form1_14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47"/>
        <table:table table:name="Table10" table:style-name="Table10">
          <table:table-column table:style-name="Table10.A"/>
          <table:table-column table:style-name="Table10.B" table:number-columns-repeated="8"/>
          <table:table-row table:style-name="Table10.1">
            <table:table-cell table:style-name="Table10.A1" table:number-rows-spanned="2" office:value-type="string">
              <text:p text:style-name="P45">6</text:p>
            </table:table-cell>
            <table:table-cell table:style-name="Table10.B1" office:value-type="string">
              <text:p text:style-name="P46">0<draw:custom-shape text:anchor-type="as-char" draw:z-index="258" draw:name="Form1_14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C1" office:value-type="string">
              <text:p text:style-name="P46">1<draw:custom-shape text:anchor-type="as-char" draw:z-index="259" draw:name="Form1_14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D1" office:value-type="string">
              <text:p text:style-name="P46">2<draw:custom-shape text:anchor-type="as-char" draw:z-index="260" draw:name="Form1_14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E1" office:value-type="string">
              <text:p text:style-name="P46">3<draw:custom-shape text:anchor-type="as-char" draw:z-index="261" draw:name="Form1_14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F1" office:value-type="string">
              <text:p text:style-name="P46">4<draw:custom-shape text:anchor-type="as-char" draw:z-index="262" draw:name="Form1_14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G1" office:value-type="string">
              <text:p text:style-name="P46">5<draw:custom-shape text:anchor-type="as-char" draw:z-index="263" draw:name="Form1_15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H1" office:value-type="string">
              <text:p text:style-name="P46">6<draw:custom-shape text:anchor-type="as-char" draw:z-index="264" draw:name="Form1_15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0.I1" office:value-type="string">
              <text:p text:style-name="P46">7<draw:custom-shape text:anchor-type="as-char" draw:z-index="265" draw:name="Form1_15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0.1">
            <table:covered-table-cell/>
            <table:table-cell table:style-name="Table10.B2" office:value-type="string">
              <text:p text:style-name="P46"><text:span text:style-name="T22"><draw:custom-shape text:anchor-type="as-char" draw:z-index="266" draw:name="Form1_15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10.C2" office:value-type="string">
              <text:p text:style-name="P46"><text:span text:style-name="T22"><draw:custom-shape text:anchor-type="as-char" draw:z-index="267" draw:name="Form1_15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10.D2" office:value-type="string">
              <text:p text:style-name="P46"><text:span text:style-name="T22"><draw:custom-shape text:anchor-type="as-char" draw:z-index="268" draw:name="Form1_15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10.E2" office:value-type="string">
              <text:p text:style-name="P46"><text:span text:style-name="T21"><draw:custom-shape text:anchor-type="as-char" draw:z-index="269" draw:name="Form1_15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10.F2" office:value-type="string">
              <text:p text:style-name="P46"><text:span text:style-name="T21"><draw:custom-shape text:anchor-type="as-char" draw:z-index="270" draw:name="Form1_15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10.G2" office:value-type="string">
              <text:p text:style-name="P46"><text:span text:style-name="T21"><draw:custom-shape text:anchor-type="as-char" draw:z-index="271" draw:name="Form1_15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10.H2" office:value-type="string">
              <text:p text:style-name="P46"><text:span text:style-name="T22"><draw:custom-shape text:anchor-type="as-char" draw:z-index="272" draw:name="Form1_15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10.I2" office:value-type="string">
              <text:p text:style-name="P46"><text:span text:style-name="T22"><draw:custom-shape text:anchor-type="as-char" draw:z-index="273" draw:name="Form1_16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47"/>
        <table:table table:name="Table11" table:style-name="Table11">
          <table:table-column table:style-name="Table11.A"/>
          <table:table-column table:style-name="Table11.B" table:number-columns-repeated="8"/>
          <table:table-row table:style-name="Table11.1">
            <table:table-cell table:style-name="Table11.A1" table:number-rows-spanned="2" office:value-type="string">
              <text:p text:style-name="P45">7</text:p>
            </table:table-cell>
            <table:table-cell table:style-name="Table11.B1" office:value-type="string">
              <text:p text:style-name="P46">0<draw:custom-shape text:anchor-type="as-char" draw:z-index="274" draw:name="Form1_16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C1" office:value-type="string">
              <text:p text:style-name="P46">1<draw:custom-shape text:anchor-type="as-char" draw:z-index="275" draw:name="Form1_16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D1" office:value-type="string">
              <text:p text:style-name="P46">2<draw:custom-shape text:anchor-type="as-char" draw:z-index="276" draw:name="Form1_16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E1" office:value-type="string">
              <text:p text:style-name="P46">3<draw:custom-shape text:anchor-type="as-char" draw:z-index="277" draw:name="Form1_16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F1" office:value-type="string">
              <text:p text:style-name="P46">4<draw:custom-shape text:anchor-type="as-char" draw:z-index="278" draw:name="Form1_16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G1" office:value-type="string">
              <text:p text:style-name="P46">5<draw:custom-shape text:anchor-type="as-char" draw:z-index="279" draw:name="Form1_16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H1" office:value-type="string">
              <text:p text:style-name="P46">6<draw:custom-shape text:anchor-type="as-char" draw:z-index="280" draw:name="Form1_16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1.I1" office:value-type="string">
              <text:p text:style-name="P46">7<draw:custom-shape text:anchor-type="as-char" draw:z-index="281" draw:name="Form1_16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1.1">
            <table:covered-table-cell/>
            <table:table-cell table:style-name="Table11.B2" office:value-type="string">
              <text:p text:style-name="P46"><text:span text:style-name="T22"><draw:custom-shape text:anchor-type="as-char" draw:z-index="282" draw:name="Form1_16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11.C2" office:value-type="string">
              <text:p text:style-name="P46"><text:span text:style-name="T22"><draw:custom-shape text:anchor-type="as-char" draw:z-index="283" draw:name="Form1_17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11.D2" office:value-type="string">
              <text:p text:style-name="P46"><text:span text:style-name="T22"><draw:custom-shape text:anchor-type="as-char" draw:z-index="284" draw:name="Form1_17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11.E2" office:value-type="string">
              <text:p text:style-name="P46"><text:span text:style-name="T21"><draw:custom-shape text:anchor-type="as-char" draw:z-index="285" draw:name="Form1_17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11.F2" office:value-type="string">
              <text:p text:style-name="P46"><text:span text:style-name="T21"><draw:custom-shape text:anchor-type="as-char" draw:z-index="286" draw:name="Form1_17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11.G2" office:value-type="string">
              <text:p text:style-name="P46"><text:span text:style-name="T21"><draw:custom-shape text:anchor-type="as-char" draw:z-index="287" draw:name="Form1_17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11.H2" office:value-type="string">
              <text:p text:style-name="P46"><text:span text:style-name="T22"><draw:custom-shape text:anchor-type="as-char" draw:z-index="288" draw:name="Form1_17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11.I2" office:value-type="string">
              <text:p text:style-name="P46"><text:span text:style-name="T22"><draw:custom-shape text:anchor-type="as-char" draw:z-index="289" draw:name="Form1_17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75"/>
        <text:p text:style-name="P78">Speicher<text:span text:style-name="T32">stellen 8 bis 11</text:span></text:p>
        <text:p text:style-name="P49"/>
        <table:table table:name="Table12" table:style-name="Table12">
          <table:table-column table:style-name="Table12.A"/>
          <table:table-column table:style-name="Table12.B" table:number-columns-repeated="8"/>
          <table:table-row table:style-name="Table12.1">
            <table:table-cell table:style-name="Table12.A1" table:number-rows-spanned="2" office:value-type="string">
              <text:p text:style-name="P45">8</text:p>
            </table:table-cell>
            <table:table-cell table:style-name="Table12.B1" office:value-type="string">
              <text:p text:style-name="P46">0<draw:custom-shape text:anchor-type="as-char" draw:z-index="290" draw:name="Form1_24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C1" office:value-type="string">
              <text:p text:style-name="P46">1<draw:custom-shape text:anchor-type="as-char" draw:z-index="291" draw:name="Form1_24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D1" office:value-type="string">
              <text:p text:style-name="P46">2<draw:custom-shape text:anchor-type="as-char" draw:z-index="292" draw:name="Form1_24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E1" office:value-type="string">
              <text:p text:style-name="P46">3<draw:custom-shape text:anchor-type="as-char" draw:z-index="293" draw:name="Form1_24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F1" office:value-type="string">
              <text:p text:style-name="P46">4<draw:custom-shape text:anchor-type="as-char" draw:z-index="294" draw:name="Form1_24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G1" office:value-type="string">
              <text:p text:style-name="P46">5<draw:custom-shape text:anchor-type="as-char" draw:z-index="295" draw:name="Form1_24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H1" office:value-type="string">
              <text:p text:style-name="P46">6<draw:custom-shape text:anchor-type="as-char" draw:z-index="296" draw:name="Form1_24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2.I1" office:value-type="string">
              <text:p text:style-name="P46">7<draw:custom-shape text:anchor-type="as-char" draw:z-index="297" draw:name="Form1_24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2.1">
            <table:covered-table-cell/>
            <table:table-cell table:style-name="Table12.B2" office:value-type="string">
              <text:p text:style-name="P46"><text:span text:style-name="T22"><draw:custom-shape text:anchor-type="as-char" draw:z-index="298" draw:name="Form1_24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12.C2" office:value-type="string">
              <text:p text:style-name="P46"><text:span text:style-name="T22"><draw:custom-shape text:anchor-type="as-char" draw:z-index="299" draw:name="Form1_25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12.D2" office:value-type="string">
              <text:p text:style-name="P46"><text:span text:style-name="T22"><draw:custom-shape text:anchor-type="as-char" draw:z-index="300" draw:name="Form1_25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12.E2" office:value-type="string">
              <text:p text:style-name="P46"><text:span text:style-name="T21"><draw:custom-shape text:anchor-type="as-char" draw:z-index="301" draw:name="Form1_25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12.F2" office:value-type="string">
              <text:p text:style-name="P46"><text:span text:style-name="T21"><draw:custom-shape text:anchor-type="as-char" draw:z-index="302" draw:name="Form1_25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12.G2" office:value-type="string">
              <text:p text:style-name="P46"><text:span text:style-name="T21"><draw:custom-shape text:anchor-type="as-char" draw:z-index="303" draw:name="Form1_25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12.H2" office:value-type="string">
              <text:p text:style-name="P46"><text:span text:style-name="T22"><draw:custom-shape text:anchor-type="as-char" draw:z-index="304" draw:name="Form1_25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12.I2" office:value-type="string">
              <text:p text:style-name="P46"><text:span text:style-name="T22"><draw:custom-shape text:anchor-type="as-char" draw:z-index="305" draw:name="Form1_25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47"/>
        <table:table table:name="Table13" table:style-name="Table13">
          <table:table-column table:style-name="Table13.A"/>
          <table:table-column table:style-name="Table13.B" table:number-columns-repeated="8"/>
          <table:table-row table:style-name="Table13.1">
            <table:table-cell table:style-name="Table13.A1" table:number-rows-spanned="2" office:value-type="string">
              <text:p text:style-name="P44">9</text:p>
            </table:table-cell>
            <table:table-cell table:style-name="Table13.B1" office:value-type="string">
              <text:p text:style-name="P46">0<draw:custom-shape text:anchor-type="as-char" draw:z-index="306" draw:name="Form1_25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C1" office:value-type="string">
              <text:p text:style-name="P46">1<draw:custom-shape text:anchor-type="as-char" draw:z-index="307" draw:name="Form1_25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D1" office:value-type="string">
              <text:p text:style-name="P46">2<draw:custom-shape text:anchor-type="as-char" draw:z-index="308" draw:name="Form1_25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E1" office:value-type="string">
              <text:p text:style-name="P46">3<draw:custom-shape text:anchor-type="as-char" draw:z-index="309" draw:name="Form1_26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F1" office:value-type="string">
              <text:p text:style-name="P46">4<draw:custom-shape text:anchor-type="as-char" draw:z-index="310" draw:name="Form1_26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G1" office:value-type="string">
              <text:p text:style-name="P46">5<draw:custom-shape text:anchor-type="as-char" draw:z-index="311" draw:name="Form1_26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H1" office:value-type="string">
              <text:p text:style-name="P46">6<draw:custom-shape text:anchor-type="as-char" draw:z-index="312" draw:name="Form1_26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3.I1" office:value-type="string">
              <text:p text:style-name="P46">7<draw:custom-shape text:anchor-type="as-char" draw:z-index="313" draw:name="Form1_26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3.1">
            <table:covered-table-cell/>
            <table:table-cell table:style-name="Table13.B2" office:value-type="string">
              <text:p text:style-name="P46"><text:span text:style-name="T22"><draw:custom-shape text:anchor-type="as-char" draw:z-index="314" draw:name="Form1_26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13.C2" office:value-type="string">
              <text:p text:style-name="P46"><text:span text:style-name="T22"><draw:custom-shape text:anchor-type="as-char" draw:z-index="315" draw:name="Form1_26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13.D2" office:value-type="string">
              <text:p text:style-name="P46"><text:span text:style-name="T22"><draw:custom-shape text:anchor-type="as-char" draw:z-index="316" draw:name="Form1_26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13.E2" office:value-type="string">
              <text:p text:style-name="P46"><text:span text:style-name="T21"><draw:custom-shape text:anchor-type="as-char" draw:z-index="317" draw:name="Form1_26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13.F2" office:value-type="string">
              <text:p text:style-name="P46"><text:span text:style-name="T21"><draw:custom-shape text:anchor-type="as-char" draw:z-index="318" draw:name="Form1_26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13.G2" office:value-type="string">
              <text:p text:style-name="P46"><text:span text:style-name="T21"><draw:custom-shape text:anchor-type="as-char" draw:z-index="319" draw:name="Form1_27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13.H2" office:value-type="string">
              <text:p text:style-name="P46"><text:span text:style-name="T22"><draw:custom-shape text:anchor-type="as-char" draw:z-index="320" draw:name="Form1_27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13.I2" office:value-type="string">
              <text:p text:style-name="P46"><text:span text:style-name="T22"><draw:custom-shape text:anchor-type="as-char" draw:z-index="321" draw:name="Form1_27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47"/>
        <table:table table:name="Table14" table:style-name="Table14">
          <table:table-column table:style-name="Table14.A"/>
          <table:table-column table:style-name="Table14.B" table:number-columns-repeated="8"/>
          <table:table-row table:style-name="Table14.1">
            <table:table-cell table:style-name="Table14.A1" table:number-rows-spanned="2" office:value-type="string">
              <text:p text:style-name="P45">10</text:p>
            </table:table-cell>
            <table:table-cell table:style-name="Table14.B1" office:value-type="string">
              <text:p text:style-name="P46">0<draw:custom-shape text:anchor-type="as-char" draw:z-index="322" draw:name="Form1_27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C1" office:value-type="string">
              <text:p text:style-name="P46">1<draw:custom-shape text:anchor-type="as-char" draw:z-index="323" draw:name="Form1_27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D1" office:value-type="string">
              <text:p text:style-name="P46">2<draw:custom-shape text:anchor-type="as-char" draw:z-index="324" draw:name="Form1_27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E1" office:value-type="string">
              <text:p text:style-name="P46">3<draw:custom-shape text:anchor-type="as-char" draw:z-index="325" draw:name="Form1_27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F1" office:value-type="string">
              <text:p text:style-name="P46">4<draw:custom-shape text:anchor-type="as-char" draw:z-index="326" draw:name="Form1_27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G1" office:value-type="string">
              <text:p text:style-name="P46">5<draw:custom-shape text:anchor-type="as-char" draw:z-index="327" draw:name="Form1_27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H1" office:value-type="string">
              <text:p text:style-name="P46">6<draw:custom-shape text:anchor-type="as-char" draw:z-index="328" draw:name="Form1_27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4.I1" office:value-type="string">
              <text:p text:style-name="P46">7<draw:custom-shape text:anchor-type="as-char" draw:z-index="329" draw:name="Form1_28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4.1">
            <table:covered-table-cell/>
            <table:table-cell table:style-name="Table14.B2" office:value-type="string">
              <text:p text:style-name="P46"><text:span text:style-name="T22"><draw:custom-shape text:anchor-type="as-char" draw:z-index="330" draw:name="Form1_28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14.C2" office:value-type="string">
              <text:p text:style-name="P46"><text:span text:style-name="T22"><draw:custom-shape text:anchor-type="as-char" draw:z-index="331" draw:name="Form1_28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14.D2" office:value-type="string">
              <text:p text:style-name="P46"><text:span text:style-name="T22"><draw:custom-shape text:anchor-type="as-char" draw:z-index="332" draw:name="Form1_28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14.E2" office:value-type="string">
              <text:p text:style-name="P46"><text:span text:style-name="T21"><draw:custom-shape text:anchor-type="as-char" draw:z-index="333" draw:name="Form1_28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14.F2" office:value-type="string">
              <text:p text:style-name="P46"><text:span text:style-name="T21"><draw:custom-shape text:anchor-type="as-char" draw:z-index="334" draw:name="Form1_28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14.G2" office:value-type="string">
              <text:p text:style-name="P46"><text:span text:style-name="T21"><draw:custom-shape text:anchor-type="as-char" draw:z-index="335" draw:name="Form1_28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14.H2" office:value-type="string">
              <text:p text:style-name="P46"><text:span text:style-name="T22"><draw:custom-shape text:anchor-type="as-char" draw:z-index="336" draw:name="Form1_28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14.I2" office:value-type="string">
              <text:p text:style-name="P46"><text:span text:style-name="T22"><draw:custom-shape text:anchor-type="as-char" draw:z-index="337" draw:name="Form1_28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47"/>
        <table:table table:name="Table15" table:style-name="Table15">
          <table:table-column table:style-name="Table15.A"/>
          <table:table-column table:style-name="Table15.B" table:number-columns-repeated="8"/>
          <table:table-row table:style-name="Table15.1">
            <table:table-cell table:style-name="Table15.A1" table:number-rows-spanned="2" office:value-type="string">
              <text:p text:style-name="P45">11</text:p>
            </table:table-cell>
            <table:table-cell table:style-name="Table15.B1" office:value-type="string">
              <text:p text:style-name="P46">0<draw:custom-shape text:anchor-type="as-char" draw:z-index="338" draw:name="Form1_28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C1" office:value-type="string">
              <text:p text:style-name="P46">1<draw:custom-shape text:anchor-type="as-char" draw:z-index="339" draw:name="Form1_29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D1" office:value-type="string">
              <text:p text:style-name="P46">2<draw:custom-shape text:anchor-type="as-char" draw:z-index="340" draw:name="Form1_29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E1" office:value-type="string">
              <text:p text:style-name="P46">3<draw:custom-shape text:anchor-type="as-char" draw:z-index="341" draw:name="Form1_29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F1" office:value-type="string">
              <text:p text:style-name="P46">4<draw:custom-shape text:anchor-type="as-char" draw:z-index="342" draw:name="Form1_29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G1" office:value-type="string">
              <text:p text:style-name="P46">5<draw:custom-shape text:anchor-type="as-char" draw:z-index="343" draw:name="Form1_29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H1" office:value-type="string">
              <text:p text:style-name="P46">6<draw:custom-shape text:anchor-type="as-char" draw:z-index="344" draw:name="Form1_29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15.I1" office:value-type="string">
              <text:p text:style-name="P46">7<draw:custom-shape text:anchor-type="as-char" draw:z-index="345" draw:name="Form1_29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15.1">
            <table:covered-table-cell/>
            <table:table-cell table:style-name="Table15.B2" office:value-type="string">
              <text:p text:style-name="P46"><text:span text:style-name="T22"><draw:custom-shape text:anchor-type="as-char" draw:z-index="346" draw:name="Form1_29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15.C2" office:value-type="string">
              <text:p text:style-name="P46"><text:span text:style-name="T22"><draw:custom-shape text:anchor-type="as-char" draw:z-index="347" draw:name="Form1_29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15.D2" office:value-type="string">
              <text:p text:style-name="P46"><text:span text:style-name="T22"><draw:custom-shape text:anchor-type="as-char" draw:z-index="348" draw:name="Form1_29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15.E2" office:value-type="string">
              <text:p text:style-name="P46"><text:span text:style-name="T21"><draw:custom-shape text:anchor-type="as-char" draw:z-index="349" draw:name="Form1_30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15.F2" office:value-type="string">
              <text:p text:style-name="P46"><text:span text:style-name="T21"><draw:custom-shape text:anchor-type="as-char" draw:z-index="350" draw:name="Form1_30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15.G2" office:value-type="string">
              <text:p text:style-name="P46"><text:span text:style-name="T21"><draw:custom-shape text:anchor-type="as-char" draw:z-index="351" draw:name="Form1_30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15.H2" office:value-type="string">
              <text:p text:style-name="P46"><text:span text:style-name="T22"><draw:custom-shape text:anchor-type="as-char" draw:z-index="352" draw:name="Form1_30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15.I2" office:value-type="string">
              <text:p text:style-name="P46"><text:span text:style-name="T22"><draw:custom-shape text:anchor-type="as-char" draw:z-index="353" draw:name="Form1_30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76"/>
        <text:p text:style-name="P78">Speicher<text:span text:style-name="T32">stellen </text:span><text:span text:style-name="T50">12</text:span><text:span text:style-name="T32"> bis 1</text:span><text:span text:style-name="T50">5</text:span></text:p>
        <text:p text:style-name="P49"/>
        <table:table table:name="Table4" table:style-name="Table4">
          <table:table-column table:style-name="Table4.A"/>
          <table:table-column table:style-name="Table4.B" table:number-columns-repeated="8"/>
          <table:table-row table:style-name="Table4.1">
            <table:table-cell table:style-name="Table4.A1" table:number-rows-spanned="2" office:value-type="string">
              <text:p text:style-name="P45">12</text:p>
            </table:table-cell>
            <table:table-cell table:style-name="Table4.B1" office:value-type="string">
              <text:p text:style-name="P46">0<draw:custom-shape text:anchor-type="as-char" draw:z-index="162" draw:name="Form1_4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C1" office:value-type="string">
              <text:p text:style-name="P46">1<draw:custom-shape text:anchor-type="as-char" draw:z-index="163" draw:name="Form1_5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D1" office:value-type="string">
              <text:p text:style-name="P46">2<draw:custom-shape text:anchor-type="as-char" draw:z-index="164" draw:name="Form1_5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E1" office:value-type="string">
              <text:p text:style-name="P46">3<draw:custom-shape text:anchor-type="as-char" draw:z-index="165" draw:name="Form1_5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F1" office:value-type="string">
              <text:p text:style-name="P46">4<draw:custom-shape text:anchor-type="as-char" draw:z-index="166" draw:name="Form1_5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G1" office:value-type="string">
              <text:p text:style-name="P46">5<draw:custom-shape text:anchor-type="as-char" draw:z-index="167" draw:name="Form1_5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H1" office:value-type="string">
              <text:p text:style-name="P46">6<draw:custom-shape text:anchor-type="as-char" draw:z-index="168" draw:name="Form1_5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4.I1" office:value-type="string">
              <text:p text:style-name="P46">7<draw:custom-shape text:anchor-type="as-char" draw:z-index="169" draw:name="Form1_5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P46"><text:span text:style-name="T22"><draw:custom-shape text:anchor-type="as-char" draw:z-index="170" draw:name="Form1_5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4.C2" office:value-type="string">
              <text:p text:style-name="P46"><text:span text:style-name="T22"><draw:custom-shape text:anchor-type="as-char" draw:z-index="171" draw:name="Form1_5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4.D2" office:value-type="string">
              <text:p text:style-name="P46"><text:span text:style-name="T22"><draw:custom-shape text:anchor-type="as-char" draw:z-index="172" draw:name="Form1_5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4.E2" office:value-type="string">
              <text:p text:style-name="P46"><text:span text:style-name="T21"><draw:custom-shape text:anchor-type="as-char" draw:z-index="173" draw:name="Form1_6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4.F2" office:value-type="string">
              <text:p text:style-name="P46"><text:span text:style-name="T21"><draw:custom-shape text:anchor-type="as-char" draw:z-index="174" draw:name="Form1_6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4.G2" office:value-type="string">
              <text:p text:style-name="P46"><text:span text:style-name="T21"><draw:custom-shape text:anchor-type="as-char" draw:z-index="175" draw:name="Form1_6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4.H2" office:value-type="string">
              <text:p text:style-name="P46"><text:span text:style-name="T22"><draw:custom-shape text:anchor-type="as-char" draw:z-index="176" draw:name="Form1_6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4.I2" office:value-type="string">
              <text:p text:style-name="P46"><text:span text:style-name="T22"><draw:custom-shape text:anchor-type="as-char" draw:z-index="177" draw:name="Form1_6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47"/>
        <table:table table:name="Table5" table:style-name="Table5">
          <table:table-column table:style-name="Table5.A"/>
          <table:table-column table:style-name="Table5.B" table:number-columns-repeated="8"/>
          <table:table-row table:style-name="Table5.1">
            <table:table-cell table:style-name="Table5.A1" table:number-rows-spanned="2" office:value-type="string">
              <text:p text:style-name="P45">13</text:p>
            </table:table-cell>
            <table:table-cell table:style-name="Table5.B1" office:value-type="string">
              <text:p text:style-name="P46">0<draw:custom-shape text:anchor-type="as-char" draw:z-index="178" draw:name="Form1_6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C1" office:value-type="string">
              <text:p text:style-name="P46">1<draw:custom-shape text:anchor-type="as-char" draw:z-index="179" draw:name="Form1_6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D1" office:value-type="string">
              <text:p text:style-name="P46">2<draw:custom-shape text:anchor-type="as-char" draw:z-index="180" draw:name="Form1_6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E1" office:value-type="string">
              <text:p text:style-name="P46">3<draw:custom-shape text:anchor-type="as-char" draw:z-index="181" draw:name="Form1_6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F1" office:value-type="string">
              <text:p text:style-name="P46">4<draw:custom-shape text:anchor-type="as-char" draw:z-index="182" draw:name="Form1_6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G1" office:value-type="string">
              <text:p text:style-name="P46">5<draw:custom-shape text:anchor-type="as-char" draw:z-index="183" draw:name="Form1_7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H1" office:value-type="string">
              <text:p text:style-name="P46">6<draw:custom-shape text:anchor-type="as-char" draw:z-index="184" draw:name="Form1_7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5.I1" office:value-type="string">
              <text:p text:style-name="P46">7<draw:custom-shape text:anchor-type="as-char" draw:z-index="185" draw:name="Form1_7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5.1">
            <table:covered-table-cell/>
            <table:table-cell table:style-name="Table5.B2" office:value-type="string">
              <text:p text:style-name="P46"><text:span text:style-name="T22"><draw:custom-shape text:anchor-type="as-char" draw:z-index="186" draw:name="Form1_7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5.C2" office:value-type="string">
              <text:p text:style-name="P46"><text:span text:style-name="T22"><draw:custom-shape text:anchor-type="as-char" draw:z-index="187" draw:name="Form1_7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5.D2" office:value-type="string">
              <text:p text:style-name="P46"><text:span text:style-name="T22"><draw:custom-shape text:anchor-type="as-char" draw:z-index="188" draw:name="Form1_7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5.E2" office:value-type="string">
              <text:p text:style-name="P46"><text:span text:style-name="T21"><draw:custom-shape text:anchor-type="as-char" draw:z-index="189" draw:name="Form1_7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5.F2" office:value-type="string">
              <text:p text:style-name="P46"><text:span text:style-name="T21"><draw:custom-shape text:anchor-type="as-char" draw:z-index="190" draw:name="Form1_7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5.G2" office:value-type="string">
              <text:p text:style-name="P46"><text:span text:style-name="T21"><draw:custom-shape text:anchor-type="as-char" draw:z-index="191" draw:name="Form1_7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5.H2" office:value-type="string">
              <text:p text:style-name="P46"><text:span text:style-name="T22"><draw:custom-shape text:anchor-type="as-char" draw:z-index="192" draw:name="Form1_7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5.I2" office:value-type="string">
              <text:p text:style-name="P46"><text:span text:style-name="T22"><draw:custom-shape text:anchor-type="as-char" draw:z-index="193" draw:name="Form1_8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47"/>
        <table:table table:name="Table6" table:style-name="Table6">
          <table:table-column table:style-name="Table6.A"/>
          <table:table-column table:style-name="Table6.B" table:number-columns-repeated="8"/>
          <table:table-row table:style-name="Table6.1">
            <table:table-cell table:style-name="Table6.A1" table:number-rows-spanned="2" office:value-type="string">
              <text:p text:style-name="P45">14</text:p>
            </table:table-cell>
            <table:table-cell table:style-name="Table6.B1" office:value-type="string">
              <text:p text:style-name="P46">0<draw:custom-shape text:anchor-type="as-char" draw:z-index="194" draw:name="Form1_8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C1" office:value-type="string">
              <text:p text:style-name="P46">1<draw:custom-shape text:anchor-type="as-char" draw:z-index="195" draw:name="Form1_8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D1" office:value-type="string">
              <text:p text:style-name="P46">2<draw:custom-shape text:anchor-type="as-char" draw:z-index="196" draw:name="Form1_8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E1" office:value-type="string">
              <text:p text:style-name="P46">3<draw:custom-shape text:anchor-type="as-char" draw:z-index="197" draw:name="Form1_8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F1" office:value-type="string">
              <text:p text:style-name="P46">4<draw:custom-shape text:anchor-type="as-char" draw:z-index="198" draw:name="Form1_8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G1" office:value-type="string">
              <text:p text:style-name="P46">5<draw:custom-shape text:anchor-type="as-char" draw:z-index="199" draw:name="Form1_8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H1" office:value-type="string">
              <text:p text:style-name="P46">6<draw:custom-shape text:anchor-type="as-char" draw:z-index="200" draw:name="Form1_8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6.I1" office:value-type="string">
              <text:p text:style-name="P46">7<draw:custom-shape text:anchor-type="as-char" draw:z-index="201" draw:name="Form1_8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6.1">
            <table:covered-table-cell/>
            <table:table-cell table:style-name="Table6.B2" office:value-type="string">
              <text:p text:style-name="P46"><text:span text:style-name="T22"><draw:custom-shape text:anchor-type="as-char" draw:z-index="202" draw:name="Form1_8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6.C2" office:value-type="string">
              <text:p text:style-name="P46"><text:span text:style-name="T22"><draw:custom-shape text:anchor-type="as-char" draw:z-index="203" draw:name="Form1_9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6.D2" office:value-type="string">
              <text:p text:style-name="P46"><text:span text:style-name="T22"><draw:custom-shape text:anchor-type="as-char" draw:z-index="204" draw:name="Form1_9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6.E2" office:value-type="string">
              <text:p text:style-name="P46"><text:span text:style-name="T21"><draw:custom-shape text:anchor-type="as-char" draw:z-index="205" draw:name="Form1_9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6.F2" office:value-type="string">
              <text:p text:style-name="P46"><text:span text:style-name="T21"><draw:custom-shape text:anchor-type="as-char" draw:z-index="206" draw:name="Form1_9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6.G2" office:value-type="string">
              <text:p text:style-name="P46"><text:span text:style-name="T21"><draw:custom-shape text:anchor-type="as-char" draw:z-index="207" draw:name="Form1_9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6.H2" office:value-type="string">
              <text:p text:style-name="P46"><text:span text:style-name="T22"><draw:custom-shape text:anchor-type="as-char" draw:z-index="208" draw:name="Form1_9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6.I2" office:value-type="string">
              <text:p text:style-name="P46"><text:span text:style-name="T22"><draw:custom-shape text:anchor-type="as-char" draw:z-index="209" draw:name="Form1_9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47"/>
        <table:table table:name="Table7" table:style-name="Table7">
          <table:table-column table:style-name="Table7.A"/>
          <table:table-column table:style-name="Table7.B" table:number-columns-repeated="8"/>
          <table:table-row table:style-name="Table7.1">
            <table:table-cell table:style-name="Table7.A1" table:number-rows-spanned="2" office:value-type="string">
              <text:p text:style-name="P45">15</text:p>
            </table:table-cell>
            <table:table-cell table:style-name="Table7.B1" office:value-type="string">
              <text:p text:style-name="P46">0<draw:custom-shape text:anchor-type="as-char" draw:z-index="210" draw:name="Form1_9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C1" office:value-type="string">
              <text:p text:style-name="P46">1<draw:custom-shape text:anchor-type="as-char" draw:z-index="211" draw:name="Form1_9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D1" office:value-type="string">
              <text:p text:style-name="P46">2<draw:custom-shape text:anchor-type="as-char" draw:z-index="212" draw:name="Form1_9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E1" office:value-type="string">
              <text:p text:style-name="P46">3<draw:custom-shape text:anchor-type="as-char" draw:z-index="213" draw:name="Form1_10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F1" office:value-type="string">
              <text:p text:style-name="P46">4<draw:custom-shape text:anchor-type="as-char" draw:z-index="214" draw:name="Form1_10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G1" office:value-type="string">
              <text:p text:style-name="P46">5<draw:custom-shape text:anchor-type="as-char" draw:z-index="215" draw:name="Form1_10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H1" office:value-type="string">
              <text:p text:style-name="P46">6<draw:custom-shape text:anchor-type="as-char" draw:z-index="216" draw:name="Form1_10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le7.I1" office:value-type="string">
              <text:p text:style-name="P46">7<draw:custom-shape text:anchor-type="as-char" draw:z-index="217" draw:name="Form1_10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le7.1">
            <table:covered-table-cell/>
            <table:table-cell table:style-name="Table7.B2" office:value-type="string">
              <text:p text:style-name="P46"><text:span text:style-name="T22"><draw:custom-shape text:anchor-type="as-char" draw:z-index="218" draw:name="Form1_10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le7.C2" office:value-type="string">
              <text:p text:style-name="P46"><text:span text:style-name="T22"><draw:custom-shape text:anchor-type="as-char" draw:z-index="219" draw:name="Form1_10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le7.D2" office:value-type="string">
              <text:p text:style-name="P46"><text:span text:style-name="T22"><draw:custom-shape text:anchor-type="as-char" draw:z-index="220" draw:name="Form1_10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le7.E2" office:value-type="string">
              <text:p text:style-name="P46"><text:span text:style-name="T21"><draw:custom-shape text:anchor-type="as-char" draw:z-index="221" draw:name="Form1_10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le7.F2" office:value-type="string">
              <text:p text:style-name="P46"><text:span text:style-name="T21"><draw:custom-shape text:anchor-type="as-char" draw:z-index="222" draw:name="Form1_10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le7.G2" office:value-type="string">
              <text:p text:style-name="P46"><text:span text:style-name="T21"><draw:custom-shape text:anchor-type="as-char" draw:z-index="223" draw:name="Form1_11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le7.H2" office:value-type="string">
              <text:p text:style-name="P46"><text:span text:style-name="T22"><draw:custom-shape text:anchor-type="as-char" draw:z-index="224" draw:name="Form1_11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le7.I2" office:value-type="string">
              <text:p text:style-name="P46"><text:span text:style-name="T22"><draw:custom-shape text:anchor-type="as-char" draw:z-index="225" draw:name="Form1_11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p text:style-name="P48"/>
        <text:p text:style-name="P29"><text:soft-page-break/>Dekodierer</text:p>
        <text:h text:style-name="P41" text:outline-level="1">Befehlsregister</text:h>
        <table:table table:name="Tabelle22" table:style-name="Tabelle22">
          <table:table-column table:style-name="Tabelle22.A" table:number-columns-repeated="7"/>
          <table:table-column table:style-name="Tabelle22.H"/>
          <table:table-row table:style-name="Tabelle22.1">
            <table:table-cell table:style-name="Tabelle22.A1" office:value-type="string">
              <text:p text:style-name="P31">0<draw:custom-shape text:anchor-type="as-char" draw:z-index="76" draw:name="Form1_30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32">1<draw:custom-shape text:anchor-type="as-char" draw:z-index="77" draw:name="Form1_30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32">2<draw:custom-shape text:anchor-type="as-char" draw:z-index="78" draw:name="Form1_30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32">3<draw:custom-shape text:anchor-type="as-char" draw:z-index="79" draw:name="Form1_30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32">4<draw:custom-shape text:anchor-type="as-char" draw:z-index="80" draw:name="Form1_30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32">5<draw:custom-shape text:anchor-type="as-char" draw:z-index="81" draw:name="Form1_31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32">6<draw:custom-shape text:anchor-type="as-char" draw:z-index="82" draw:name="Form1_31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2.A1" office:value-type="string">
              <text:p text:style-name="P32">7<draw:custom-shape text:anchor-type="as-char" draw:z-index="83" draw:name="Form1_31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elle22.1">
            <table:table-cell table:style-name="Tabelle22.A1" office:value-type="string">
              <text:p text:style-name="P32"><text:span text:style-name="T22"><draw:custom-shape text:anchor-type="as-char" draw:z-index="84" draw:name="Form1_31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elle22.A1" office:value-type="string">
              <text:p text:style-name="P32"><text:span text:style-name="T22"><draw:custom-shape text:anchor-type="as-char" draw:z-index="85" draw:name="Form1_31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elle22.A1" office:value-type="string">
              <text:p text:style-name="P32"><text:span text:style-name="T22"><draw:custom-shape text:anchor-type="as-char" draw:z-index="86" draw:name="Form1_31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elle22.A1" office:value-type="string">
              <text:p text:style-name="P32"><text:span text:style-name="T21"><draw:custom-shape text:anchor-type="as-char" draw:z-index="87" draw:name="Form1_31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elle22.A1" office:value-type="string">
              <text:p text:style-name="P32"><text:span text:style-name="T21"><draw:custom-shape text:anchor-type="as-char" draw:z-index="88" draw:name="Form1_31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elle22.A1" office:value-type="string">
              <text:p text:style-name="P32"><text:span text:style-name="T21"><draw:custom-shape text:anchor-type="as-char" draw:z-index="89" draw:name="Form1_31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elle22.A1" office:value-type="string">
              <text:p text:style-name="P32"><text:span text:style-name="T22"><draw:custom-shape text:anchor-type="as-char" draw:z-index="90" draw:name="Form1_31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elle22.A1" office:value-type="string">
              <text:p text:style-name="P32"><text:span text:style-name="T22"><draw:custom-shape text:anchor-type="as-char" draw:z-index="91" draw:name="Form1_32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h text:style-name="P41" text:outline-level="1">Spielregeln</text:h>
        <text:p text:style-name="P15"><text:span text:style-name="T37">Der aktuelle Wert des Befehlsregisters wird durch eine Spielfigur angezeigt. </text:span>Setz<text:span text:style-name="T37">e</text:span> <text:span text:style-name="T31">die Spielfigur </text:span>z<text:span text:style-name="T31">u Beginn</text:span> des Spiels<text:span text:style-name="T31"> auf </text:span>das <text:span text:style-name="T31">Feld 0.</text:span></text:p>
        <text:p text:style-name="Text_20_body">Warte auf Anweisungen und führe sie aus. Du kennst folgende Anweisungen:</text:p>
        <table:table table:name="Tabelle23" table:style-name="Tabelle23">
          <table:table-column table:style-name="Tabelle23.A"/>
          <table:table-column table:style-name="Tabelle23.B"/>
          <table:table-row>
            <table:table-cell office:value-type="string">
              <text:p text:style-name="P70">Anweisung</text:p>
            </table:table-cell>
            <table:table-cell office:value-type="string">
              <text:p text:style-name="P55"><text:span text:style-name="T48">w</text:span>as du tun musst</text:p>
            </table:table-cell>
          </table:table-row>
          <table:table-row>
            <table:table-cell office:value-type="string">
              <text:p text:style-name="P53">«Lese»</text:p>
            </table:table-cell>
            <table:table-cell office:value-type="string">
              <text:p text:style-name="P64">Datenbus → Befehlsregister</text:p>
              <text:p text:style-name="P21"><text:span text:style-name="T51">(Übertrage den Wert auf dem Datenbus in das Befehlsregister.)</text:span></text:p>
            </table:table-cell>
          </table:table-row>
          <table:table-row>
            <table:table-cell office:value-type="string">
              <text:p text:style-name="P63"><text:span text:style-name="T30">«F</text:span>ühre aus»</text:p>
            </table:table-cell>
            <table:table-cell office:value-type="string">
              <text:p text:style-name="P24"><text:span text:style-name="T35">Suche auf dem Blatt «Mikrocode» die Zeile mit der Nummer, welche vom Befehlsregister angezeigt wird. Lies alle dazugehörenden Anweisungen laut vor. Wenn alle Anweisungen abgearbeitet sind, </text:span>sag<text:span text:style-name="T36">e</text:span> «<text:span text:style-name="T30">Taktgeber: </text:span>Fahre weiter».</text:p>
            </table:table-cell>
          </table:table-row>
        </table:table>
        <text:p text:style-name="P13"/>
        <text:p text:style-name="P4">Taktgeber</text:p>
        <text:h text:style-name="P42" text:outline-level="1">Spielregeln</text:h>
        <text:p text:style-name="P14">Du musst die Zeit stoppen.</text:p>
        <text:p text:style-name="P10">Du steuerst den Computer, indem du den anderen Komponenten Anweisungen gibst. Ausserdem misst Du die Zeit, welche für jede Runde benötigt wird.</text:p>
        <text:p text:style-name="P14">Zu Beginn stellst du eine Spielfigur auf das erste Feld. Während dem Spiel führst du die Anweisungen neben der Spielfigur aus, danach Bewegst du die Figur ein Feld nach unten.</text:p>
        <table:table table:name="Tabelle25" table:style-name="Tabelle25">
          <table:table-column table:style-name="Tabelle25.A"/>
          <table:table-column table:style-name="Tabelle25.B"/>
          <table:table-row>
            <table:table-cell table:style-name="Tabelle25.A1" office:value-type="string">
              <text:p text:style-name="P28"><draw:custom-shape text:anchor-type="as-char" draw:z-index="92" draw:name="Form1_32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5.A1" office:value-type="string">
              <text:p text:style-name="P30">Starte die Stoppuhr.</text:p>
            </table:table-cell>
          </table:table-row>
          <table:table-row>
            <table:table-cell table:style-name="Tabelle25.A1" office:value-type="string">
              <text:p text:style-name="P28"><draw:custom-shape text:anchor-type="as-char" draw:z-index="93" draw:name="Form1_32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5.A1" office:value-type="string">
              <text:p text:style-name="Text_20_body">«Adressierer: <text:span text:style-name="T40">Schreibe</text:span>»</text:p>
            </table:table-cell>
          </table:table-row>
          <table:table-row>
            <table:table-cell table:style-name="Tabelle25.A1" office:value-type="string">
              <text:p text:style-name="P28"><draw:custom-shape text:anchor-type="as-char" draw:z-index="94" draw:name="Form1_32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5.A1" office:value-type="string">
              <text:p text:style-name="P11">«Speicherwerk: Schreibe»</text:p>
            </table:table-cell>
          </table:table-row>
          <table:table-row>
            <table:table-cell table:style-name="Tabelle25.A1" office:value-type="string">
              <text:p text:style-name="P28"><draw:custom-shape text:anchor-type="as-char" draw:z-index="95" draw:name="Form1_32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5.A1" office:value-type="string">
              <text:p text:style-name="P73"><text:span text:style-name="T52">«Dekodierer: </text:span><text:span text:style-name="T13">Lese</text:span><text:span text:style-name="T52"> </text:span><text:span text:style-name="T51">und Führe aus»</text:span></text:p>
            </table:table-cell>
          </table:table-row>
          <table:table-row>
            <table:table-cell table:style-name="Tabelle25.A1" office:value-type="string">
              <text:p text:style-name="P28"><draw:custom-shape text:anchor-type="as-char" draw:z-index="96" draw:name="Form1_32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5.A1" office:value-type="string">
              <text:p text:style-name="P11">Warte, bis der Dekodierer «Fahre weiter» sagt.</text:p>
            </table:table-cell>
          </table:table-row>
          <table:table-row>
            <table:table-cell table:style-name="Tabelle25.A1" office:value-type="string">
              <text:p text:style-name="P28"><draw:custom-shape text:anchor-type="as-char" draw:z-index="97" draw:name="Form1_32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5.A1" office:value-type="string">
              <text:p text:style-name="P12">Stoppe die Stoppuhr, notiere die Zeit.<text:span text:style-name="T33"><text:line-break/>Stelle die Spielfigur auf das oberste Feld.</text:span></text:p>
            </table:table-cell>
          </table:table-row>
        </table:table>
        <text:p text:style-name="P10"/>
        <text:p text:style-name="P4">Rechenwerk</text:p>
        <text:h text:style-name="P43" text:outline-level="1">Akkumulator</text:h>
        <table:table table:name="Tabelle24" table:style-name="Tabelle24">
          <table:table-column table:style-name="Tabelle24.A" table:number-columns-repeated="7"/>
          <table:table-column table:style-name="Tabelle24.H"/>
          <table:table-row table:style-name="Tabelle24.1">
            <table:table-cell table:style-name="Tabelle24.A1" office:value-type="string">
              <text:p text:style-name="P31">0<draw:custom-shape text:anchor-type="as-char" draw:z-index="98" draw:name="Form1_32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32">1<draw:custom-shape text:anchor-type="as-char" draw:z-index="99" draw:name="Form1_32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32">2<draw:custom-shape text:anchor-type="as-char" draw:z-index="100" draw:name="Form1_32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32">3<draw:custom-shape text:anchor-type="as-char" draw:z-index="101" draw:name="Form1_33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32">4<draw:custom-shape text:anchor-type="as-char" draw:z-index="102" draw:name="Form1_33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32">5<draw:custom-shape text:anchor-type="as-char" draw:z-index="103" draw:name="Form1_33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32">6<draw:custom-shape text:anchor-type="as-char" draw:z-index="104" draw:name="Form1_333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  <table:table-cell table:style-name="Tabelle24.A1" office:value-type="string">
              <text:p text:style-name="P32">7<draw:custom-shape text:anchor-type="as-char" draw:z-index="105" draw:name="Form1_334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/table:table-cell>
          </table:table-row>
          <table:table-row table:style-name="Tabelle24.1">
            <table:table-cell table:style-name="Tabelle24.A1" office:value-type="string">
              <text:p text:style-name="P32"><text:span text:style-name="T22"><draw:custom-shape text:anchor-type="as-char" draw:z-index="106" draw:name="Form1_335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5</text:span></text:p>
            </table:table-cell>
            <table:table-cell table:style-name="Tabelle24.A1" office:value-type="string">
              <text:p text:style-name="P32"><text:span text:style-name="T22"><draw:custom-shape text:anchor-type="as-char" draw:z-index="107" draw:name="Form1_336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4</text:span></text:p>
            </table:table-cell>
            <table:table-cell table:style-name="Tabelle24.A1" office:value-type="string">
              <text:p text:style-name="P32"><text:span text:style-name="T22"><draw:custom-shape text:anchor-type="as-char" draw:z-index="108" draw:name="Form1_337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13</text:span></text:p>
            </table:table-cell>
            <table:table-cell table:style-name="Tabelle24.A1" office:value-type="string">
              <text:p text:style-name="P32"><text:span text:style-name="T21"><draw:custom-shape text:anchor-type="as-char" draw:z-index="109" draw:name="Form1_338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2</text:span></text:p>
            </table:table-cell>
            <table:table-cell table:style-name="Tabelle24.A1" office:value-type="string">
              <text:p text:style-name="P32"><text:span text:style-name="T21"><draw:custom-shape text:anchor-type="as-char" draw:z-index="110" draw:name="Form1_339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1</text:span></text:p>
            </table:table-cell>
            <table:table-cell table:style-name="Tabelle24.A1" office:value-type="string">
              <text:p text:style-name="P32"><text:span text:style-name="T21"><draw:custom-shape text:anchor-type="as-char" draw:z-index="111" draw:name="Form1_340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1">10</text:span></text:p>
            </table:table-cell>
            <table:table-cell table:style-name="Tabelle24.A1" office:value-type="string">
              <text:p text:style-name="P32"><text:span text:style-name="T22"><draw:custom-shape text:anchor-type="as-char" draw:z-index="112" draw:name="Form1_341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9</text:span></text:p>
            </table:table-cell>
            <table:table-cell table:style-name="Tabelle24.A1" office:value-type="string">
              <text:p text:style-name="P32"><text:span text:style-name="T22"><draw:custom-shape text:anchor-type="as-char" draw:z-index="113" draw:name="Form1_342" draw:style-name="gr1" draw:text-style-name="P79" svg:width="1.5cm" svg:height="1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8</text:span></text:p>
            </table:table-cell>
          </table:table-row>
        </table:table>
        <text:h text:style-name="P43" text:outline-level="1">Spielregeln</text:h>
        <text:p text:style-name="P16"><text:span text:style-name="T37">Der aktuelle Wert des Akkumulators wird durch eine Spielfigur angezeigt. </text:span>Setz<text:span text:style-name="T37">e</text:span> <text:span text:style-name="T31">die Spielfigur </text:span>z<text:span text:style-name="T31">u Beginn</text:span> des Spiels<text:span text:style-name="T31"> auf </text:span>das <text:span text:style-name="T31">Feld 0.</text:span></text:p>
        <text:p text:style-name="P17">Warte auf Anweisungen und führe sie aus. Du kennst folgende Anweisungen:</text:p>
        <table:table table:name="Tabelle27" table:style-name="Tabelle27">
          <table:table-column table:style-name="Tabelle27.A"/>
          <table:table-column table:style-name="Tabelle27.B"/>
          <table:table-row>
            <table:table-cell office:value-type="string">
              <text:p text:style-name="P70">Anweisung</text:p>
            </table:table-cell>
            <table:table-cell office:value-type="string">
              <text:p text:style-name="P55"><text:span text:style-name="T48">w</text:span>as du tun musst</text:p>
            </table:table-cell>
          </table:table-row>
          <table:table-row>
            <table:table-cell office:value-type="string">
              <text:p text:style-name="P54">«Lese»</text:p>
            </table:table-cell>
            <table:table-cell office:value-type="string">
              <text:p text:style-name="P67">Datenbus → Akkumulator</text:p>
              <text:p text:style-name="P22"><text:span text:style-name="T54">(Übertrage den Wert auf dem Datenbus in den Akkumulator.)</text:span></text:p>
            </table:table-cell>
          </table:table-row>
          <table:table-row>
            <table:table-cell office:value-type="string">
              <text:p text:style-name="P65">«Schreibe»</text:p>
            </table:table-cell>
            <table:table-cell office:value-type="string">
              <text:p text:style-name="P67">Akkumulator → Datenbus</text:p>
              <text:p text:style-name="P56"><text:span text:style-name="T54">(</text:span><text:span text:style-name="T14">Übertrage den Wert im Akkumulator auf den Datenbus</text:span><text:span text:style-name="T30">.</text:span><text:span text:style-name="T54">)</text:span></text:p>
            </table:table-cell>
          </table:table-row>
          <table:table-row>
            <table:table-cell table:style-name="Tabelle27.A4" office:value-type="string">
              <text:p text:style-name="P65">«Addiere»</text:p>
            </table:table-cell>
            <table:table-cell table:style-name="Tabelle27.A4" office:value-type="string">
              <text:p text:style-name="P68">Akkumulator + Datenbus → Akkumulator</text:p>
              <text:p text:style-name="P25"><text:span text:style-name="T55">(</text:span>Addiere den Wert auf dem Datenbus zum Wert des Akkumulators hinzu.<text:line-break/><text:span text:style-name="T43">Falls das Resultat grösser als 1</text:span><text:span text:style-name="T45">5</text:span><text:span text:style-name="T43"> ist, dann subtrahiere 16 vom Resultat. Ü</text:span><text:span text:style-name="T55">bertrage das Resultat in den Akkumulator.)</text:span></text:p>
            </table:table-cell>
          </table:table-row>
          <table:table-row>
            <table:table-cell table:style-name="Tabelle27.A4" office:value-type="string">
              <text:p text:style-name="P65">«Subtrahiere»</text:p>
            </table:table-cell>
            <table:table-cell table:style-name="Tabelle27.A4" office:value-type="string">
              <text:p text:style-name="P72"><text:span text:style-name="T18">Flags löschen<text:line-break/>Akkumulator – Datenbus → Akkumulator<text:line-break/></text:span><text:span text:style-name="T10">Resultat </text:span><text:span text:style-name="T18">= 0 → </text:span><text:span text:style-name="T10">Null-Flag</text:span><text:span text:style-name="T18"><text:line-break/>Resultat &lt; 0 → Negativ-Flag</text:span></text:p>
              <text:p text:style-name="P72"><text:span text:style-name="T56">(</text:span><text:span text:style-name="T41">Entferne alle Spielfiguren </text:span><text:span text:style-name="T3">von</text:span><text:span text:style-name="T41"> den Flags-Feldern.<text:line-break/>Subtrahiere den Wert auf dem Datenbus vom Wert des Akkumulators.<text:line-break/></text:span><text:span text:style-name="T42">Falls das Resultat </text:span><text:span text:style-name="T5">0</text:span><text:span text:style-name="T42"> ist, s</text:span><text:span text:style-name="T41">etze eine Spielfigur auf das </text:span><text:span text:style-name="T15">Null</text:span><text:span text:style-name="T41">-</text:span><text:span text:style-name="T15">Flag</text:span><text:span text:style-name="T41">.<text:line-break/></text:span><text:span text:style-name="T42">Falls das Resultat negativ ist, dann </text:span><text:span text:style-name="T4">s</text:span><text:span text:style-name="T41">etze </text:span><text:span text:style-name="T42">eine Spielfigur auf das Kleiner-</text:span><text:span text:style-name="T15">Flag und addiere 16 zum Resultat. Übertrage das Resultat in den Akkumulator.)</text:span></text:p>
            </table:table-cell>
          </table:table-row>
          <table:table-row>
            <table:table-cell table:style-name="Tabelle27.A4" office:value-type="string">
              <text:p text:style-name="P65">«Zufall»</text:p>
            </table:table-cell>
            <table:table-cell table:style-name="Tabelle27.A4" office:value-type="string">
              <text:p text:style-name="P66">Zufallszahl → Akkumulator</text:p>
              <text:p text:style-name="P23"><text:span text:style-name="T53">(</text:span>Setzte den Akkumulator auf einen zufälligen Wert <text:span text:style-name="T44">zwischen 0 und 15.</text:span><text:span text:style-name="T53">)</text:span></text:p>
            </table:table-cell>
          </table:table-row>
        </table:table>
        <text:p text:style-name="P27"/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rlito" svg:font-family="Carlito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Fett" style:font-family-generic="swiss" style:font-pitch="variable"/>
    <style:font-face style:name="Noto Sans2" svg:font-family="'Noto Sans'" style:font-adornments="Standard" style:font-family-generic="swiss" style:font-pitch="variable"/>
    <style:font-face style:name="Carlito1" svg:font-family="Carlito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Noto Sans2" fo:font-family="'Noto Sans'" style:font-style-name="Standard" style:font-family-generic="swiss" style:font-pitch="variable" fo:font-size="10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oto Sans1" fo:font-family="'Noto Sans'" style:font-style-name="Fett" style:font-family-generic="swiss" style:font-pitch="variable" fo:font-size="20pt" fo:font-weight="bold" style:font-size-asian="17.5pt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Noto Sans1" fo:font-family="'Noto Sans'" style:font-style-name="Fett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Noto Sans" fo:font-family="'Noto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199cm" loext:contextual-spacing="false"/>
      <style:text-properties style:font-name="Noto Sans1" fo:font-family="'Noto Sans'" style:font-style-name="Fett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7%" fo:text-align="start" style:justify-single-word="false" fo:hyphenation-ladder-count="no-limit" fo:text-indent="0cm" style:auto-text-indent="false" style:writing-mode="lr-tb"/>
      <style:text-properties fo:font-variant="normal" fo:text-transform="none" style:use-window-font-color="true" style:text-line-through-style="none" style:text-line-through-type="none" style:font-name="Carlito" fo:font-family="Carlito" style:font-style-name="Standard" style:font-family-generic="swiss" style:font-pitch="variable" fo:font-size="11pt" fo:letter-spacing="normal" fo:language="de" fo:country="CH" fo:font-style="normal" style:text-underline-style="none" fo:font-weight="normal" style:letter-kerning="false" fo:background-color="transparent" style:font-name-asian="Carlito1" style:font-family-asian="Carlito" style:font-family-generic-asian="system" style:font-pitch-asian="variable" style:font-size-asian="11pt" style:language-asian="de" style:country-asian="CH" style:font-style-asian="normal" style:font-weight-asian="normal" style:font-name-complex="Carlito1" style:font-family-complex="Carlito" style:font-family-generic-complex="system" style:font-pitch-complex="variable" style:font-size-complex="11pt" style:language-complex="de" style:country-complex="CH" style:text-scale="100%" text:display="true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Anweisung" style:family="paragraph" style:parent-style-name="Standard" style:default-outline-level="">
      <style:paragraph-properties fo:margin-top="0.106cm" fo:margin-bottom="0.106cm" loext:contextual-spacing="false" style:line-height-at-least="0cm" fo:text-align="start" style:justify-single-word="false" fo:orphans="0" fo:widows="0" fo:hyphenation-ladder-count="no-limit" style:writing-mode="lr-tb"/>
      <style:text-properties fo:font-variant="normal" fo:text-transform="none" style:use-window-font-color="true" style:text-line-through-style="none" style:text-line-through-type="none" style:font-name="Noto Sans2" fo:font-family="'Noto Sans'" style:font-style-name="Standard" style:font-family-generic="swiss" style:font-pitch="variable" fo:font-size="14pt" fo:letter-spacing="normal" fo:language="de" fo:country="CH" fo:font-style="normal" style:text-underline-style="none" fo:font-weight="normal" style:letter-kerning="true" fo:background-color="transparent" style:font-name-asian="Noto Sans3" style:font-family-asian="'Noto Sans'" style:font-family-generic-asian="system" style:font-pitch-asian="variable" style:font-size-asian="14pt" style:language-asian="zh" style:country-asian="CN" style:font-style-asian="normal" style:font-weight-asian="normal" style:font-name-complex="Noto Sans3" style:font-family-complex="'Noto Sans'" style:font-family-generic-complex="system" style:font-pitch-complex="variable" style:font-size-complex="14pt" style:language-complex="de" style:country-complex="CH" style:text-scale="100%" text:display="true" fo:hyphenate="true" fo:hyphenation-remain-char-count="2" fo:hyphenation-push-char-count="2" loext:hyphenation-no-caps="false"/>
    </style:style>
    <style:style style:name="Speicherzelle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Noto Sans" fo:font-family="'Noto Sans'" style:font-family-generic="swiss" style:font-pitch="variable" fo:font-size="16pt" fo:font-style="normal" fo:text-shadow="none" style:text-underline-style="none" fo:font-weight="normal" officeooo:rsid="003ccc0c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margin-left="2.85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margin-left="6.66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margin-left="10.4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52d861"/>
    </style:style>
    <style:style style:name="MT1" style:family="text">
      <style:text-properties officeooo:rsid="000fe6db"/>
    </style:style>
    <style:style style:name="MT2" style:family="text">
      <style:text-properties style:font-name="Noto Sans2" fo:font-size="10pt" officeooo:rsid="0093d00c"/>
    </style:style>
    <style:style style:name="MT3" style:family="text">
      <style:text-properties officeooo:rsid="0090f407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499cm" fo:margin-bottom="1.499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as-char" svg:y="-0.342cm" svg:width="2.117cm" svg:height="0.397cm" draw:z-index="9"><draw:image xlink:href="Pictures/10002D8B000008450000018D74CEF80AF9C497CE.svg" xlink:type="simple" xlink:show="embed" xlink:actuate="onLoad" loext:mime-type="image/svg+xml"/><draw:image xlink:href="Pictures/100002010000006B00000014D741509416E9DD7B.png" xlink:type="simple" xlink:show="embed" xlink:actuate="onLoad" loext:mime-type="image/png"/></draw:frame><text:s/><text:span text:style-name="MT1">Stefan Rothe<text:tab/></text:span><text:span text:style-name="MT2">19</text:span><text:span text:style-name="MT1">.0</text:span><text:span text:style-name="MT3">6</text:span><text:span text:style-name="MT1">.2020<text:tab/>https://rothe.io/</text:span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footer>
        <text:p text:style-name="MP1"><draw:frame draw:style-name="Mfr1" draw:name="Bild2" text:anchor-type="as-char" svg:y="-0.342cm" svg:width="2.117cm" svg:height="0.397cm" draw:z-index="0"><draw:image xlink:href="Pictures/10002D8B000008450000018D74CEF80AF9C497CE.svg" xlink:type="simple" xlink:show="embed" xlink:actuate="onLoad" loext:mime-type="image/svg+xml"/><draw:image xlink:href="Pictures/100002010000006B00000014D741509416E9DD7B.png" xlink:type="simple" xlink:show="embed" xlink:actuate="onLoad" loext:mime-type="image/png"/></draw:frame><text:s/><text:span text:style-name="MT1">Stefan Rothe<text:tab/>28.01.2020<text:tab/>https://rothe.io/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2T23:01:41.595596738</meta:creation-date>
    <dc:title>Standard Stefan</dc:title>
    <meta:editing-cycles>136</meta:editing-cycles>
    <meta:editing-duration>PT12H1M47S</meta:editing-duration>
    <meta:generator>LibreOffice/6.4.4.2$MacOSX_X86_64 LibreOffice_project/3d775be2011f3886db32dfd395a6a6d1ca2630ff</meta:generator>
    <dc:date>2020-06-19T17:45:48.324674730</dc:date>
    <meta:document-statistic meta:table-count="27" meta:image-count="2" meta:object-count="0" meta:page-count="10" meta:paragraph-count="452" meta:word-count="1031" meta:character-count="5186" meta:non-whitespace-character-count="4596"/>
    <meta:template xlink:type="simple" xlink:actuate="onRequest" xlink:title="Standard Stefan" xlink:href="../../../../../../../.config/libreoffice/4/user/template/Vorlagen/Standard%20Stefan.ott" meta:date="2019-10-12T23:01:40.563444036"/>
  </office:meta>
</office:document-meta>
</file>